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Times New Roman2" svg:font-family="'Times New Roman'"/>
    <style:font-face style:name="Courier New2" svg:font-family="'Courier New'" style:font-family-generic="modern" style:font-pitch="fixed"/>
    <style:font-face style:name="DejaVu Sans Mono" svg:font-family="'DejaVu Sans Mono'" style:font-family-generic="modern" style:font-pitch="fixed"/>
    <style:font-face style:name="Courier" svg:font-family="Courier" style:font-pitch="variable"/>
    <style:font-face style:name="Courier New1" svg:font-family="'Courier New'" style:font-pitch="variable"/>
    <style:font-face style:name="Courier New" svg:font-family="'Courier New'" style:font-family-generic="roman" style:font-pitch="variable"/>
    <style:font-face style:name="Garamond" svg:font-family="Garamond" style:font-adornments="Regula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Courier New3" svg:font-family="'Courier New'"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3507in" table:align="center" style:writing-mode="lr-tb"/>
    </style:style>
    <style:style style:name="Table1.A" style:family="table-column">
      <style:table-column-properties style:column-width="0.75in"/>
    </style:style>
    <style:style style:name="Table1.G" style:family="table-column">
      <style:table-column-properties style:column-width="0.8507in"/>
    </style:style>
    <style:style style:name="Table1.1" style:family="table-row">
      <style:table-row-properties style:keep-together="true" fo:keep-together="auto"/>
    </style:style>
    <style:style style:name="Table1.A1" style:family="table-cell">
      <style:table-cell-properties style:vertical-align="top" fo:padding-left="0.025in" fo:padding-right="0.025in" fo:padding-top="0in" fo:padding-bottom="0in" fo:border-left="0.0069in solid #808080" fo:border-right="none" fo:border-top="0.0069in solid #808080" fo:border-bottom="0.0069in solid #808080" style:writing-mode="lr-tb"/>
    </style:style>
    <style:style style:name="Table1.F1" style:family="table-cell">
      <style:table-cell-properties style:vertical-align="top" fo:padding-left="0.025in" fo:padding-right="0.025in" fo:padding-top="0in" fo:padding-bottom="0in" fo:border-left="0.0069in solid #808080" fo:border-right="none" fo:border-top="0.0069in solid #808080" fo:border-bottom="none" style:writing-mode="lr-tb"/>
    </style:style>
    <style:style style:name="Table1.G1" style:family="table-cell">
      <style:table-cell-properties style:vertical-align="top" fo:padding-left="0.025in" fo:padding-right="0.025in" fo:padding-top="0in" fo:padding-bottom="0in" fo:border="0.0069in solid #808080" style:writing-mode="lr-tb"/>
    </style:style>
    <style:style style:name="Table1.G2" style:family="table-cell">
      <style:table-cell-properties style:vertical-align="top" fo:padding-left="0.025in" fo:padding-right="0.025in" fo:padding-top="0in" fo:padding-bottom="0in" fo:border-left="0.0069in solid #808080" fo:border-right="none" fo:border-top="none" fo:border-bottom="none" style:writing-mode="lr-tb"/>
    </style:style>
    <style:style style:name="Table3" style:family="table">
      <style:table-properties style:width="4.2951in" table:align="center" style:writing-mode="lr-tb"/>
    </style:style>
    <style:style style:name="Table3.A" style:family="table-column">
      <style:table-column-properties style:column-width="0.3299in"/>
    </style:style>
    <style:style style:name="Table3.M" style:family="table-column">
      <style:table-column-properties style:column-width="0.3368in"/>
    </style:style>
    <style:style style:name="Table3.1" style:family="table-row">
      <style:table-row-properties style:keep-together="true" fo:keep-together="auto"/>
    </style:style>
    <style:style style:name="Table3.A1" style:family="table-cell">
      <style:table-cell-properties style:vertical-align="top" fo:padding-left="0.025in" fo:padding-right="0.025in" fo:padding-top="0in" fo:padding-bottom="0in" fo:border-left="0.0069in solid #808080" fo:border-right="none" fo:border-top="0.0069in solid #808080" fo:border-bottom="0.0069in solid #808080" style:writing-mode="lr-tb"/>
    </style:style>
    <style:style style:name="Table3.M1" style:family="table-cell">
      <style:table-cell-properties style:vertical-align="top" fo:padding-left="0.025in" fo:padding-right="0.025in" fo:padding-top="0in" fo:padding-bottom="0in" fo:border="0.0069in solid #808080" style:writing-mode="lr-tb"/>
    </style:style>
    <style:style style:name="Table4" style:family="table">
      <style:table-properties style:width="3.8764in" table:align="center" style:writing-mode="lr-tb"/>
    </style:style>
    <style:style style:name="Table4.A" style:family="table-column">
      <style:table-column-properties style:column-width="0.25in"/>
    </style:style>
    <style:style style:name="Table4.B" style:family="table-column">
      <style:table-column-properties style:column-width="0.3299in"/>
    </style:style>
    <style:style style:name="Table4.E" style:family="table-column">
      <style:table-column-properties style:column-width="0.4in"/>
    </style:style>
    <style:style style:name="Table4.M" style:family="table-column">
      <style:table-column-properties style:column-width="0.2569in"/>
    </style:style>
    <style:style style:name="Table4.1" style:family="table-row">
      <style:table-row-properties style:keep-together="true" fo:keep-together="auto"/>
    </style:style>
    <style:style style:name="Table4.A1" style:family="table-cell">
      <style:table-cell-properties style:vertical-align="top" fo:padding-left="0.025in" fo:padding-right="0.025in" fo:padding-top="0in" fo:padding-bottom="0in" fo:border-left="0.0069in solid #808080" fo:border-right="none" fo:border-top="0.0069in solid #808080" fo:border-bottom="0.0069in solid #808080" style:writing-mode="lr-tb"/>
    </style:style>
    <style:style style:name="Table4.M1" style:family="table-cell">
      <style:table-cell-properties style:vertical-align="top" fo:padding-left="0.025in" fo:padding-right="0.025in" fo:padding-top="0in" fo:padding-bottom="0in" fo:border="0.0069in solid #808080" style:writing-mode="lr-tb"/>
    </style:style>
    <style:style style:name="P1" style:family="paragraph" style:parent-style-name="Footer">
      <style:paragraph-properties fo:text-align="end" style:justify-single-word="false"/>
    </style:style>
    <style:style style:name="P2" style:family="paragraph" style:parent-style-name="Standard">
      <style:text-properties style:font-name="Courier New2"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Courier New2" fo:font-weight="bold" style:font-weight-asian="bold" style:font-weight-complex="bold"/>
    </style:style>
    <style:style style:name="P5" style:family="paragraph" style:parent-style-name="Text_20_body">
      <style:paragraph-properties fo:text-align="center" style:justify-single-word="false"/>
      <style:text-properties style:font-name="Courier New2"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_28_Default_29_">
      <style:text-properties style:font-name="Courier New2" fo:font-weight="bold" style:font-weight-asian="bold" style:font-weight-complex="bold"/>
    </style:style>
    <style:style style:name="P8" style:family="paragraph" style:parent-style-name="Text_20_body" style:list-style-name="L1"/>
    <style:style style:name="P9" style:family="paragraph" style:parent-style-name="Text_20_body">
      <style:paragraph-properties fo:text-align="center" style:justify-single-word="false"/>
      <style:text-properties fo:font-style="italic" style:text-underline-style="none"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12" style:family="paragraph" style:parent-style-name="Heading_20_2">
      <style:paragraph-properties fo:break-before="page"/>
    </style:style>
    <style:style style:name="T1" style:family="text">
      <style:text-properties style:font-name="Courier" fo:letter-spacing="-0.0138in" fo:font-weight="bold" style:font-weight-asian="bold" style:font-name-complex="Courier"/>
    </style:style>
    <style:style style:name="T2" style:family="text">
      <style:text-properties style:font-name="Courier" fo:letter-spacing="-0.0138in" fo:font-style="normal" fo:font-weight="bold" style:font-style-asian="normal" style:font-weight-asian="bold" style:font-name-complex="Courier" style:font-style-complex="normal"/>
    </style:style>
    <style:style style:name="T3" style:family="text">
      <style:text-properties style:font-name="Courier" fo:font-weight="bold" style:font-weight-asian="bold" style:font-name-complex="Courier"/>
    </style:style>
    <style:style style:name="T4" style:family="text">
      <style:text-properties style:font-name="Courier" style:font-name-complex="Courier"/>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font-name="Courier New1" style:font-name-complex="Courier New1"/>
    </style:style>
    <style:style style:name="T8" style:family="text">
      <style:text-properties fo:font-style="normal" style:font-style-asian="normal" style:font-style-complex="normal"/>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0pt" fo:font-weight="bold" style:font-size-asian="10pt" style:font-weight-asian="bold" style:font-name-complex="Courier" style:font-size-complex="10pt"/>
    </style:style>
    <style:style style:name="T11" style:family="text">
      <style:text-properties style:font-name="Courier New2" fo:font-size="10pt" style:font-size-asian="10pt" style:font-size-complex="10pt"/>
    </style:style>
    <style:style style:name="T12" style:family="text">
      <style:text-properties style:font-name="Courier New2" fo:font-weight="bold" style:font-weight-asian="bold" style:font-weight-complex="bold"/>
    </style:style>
    <style:style style:name="T13" style:family="text">
      <style:text-properties style:font-name="Times New Roman" fo:font-weight="normal" style:font-weight-asian="normal" style:font-weight-complex="normal"/>
    </style:style>
    <style:style style:name="T14" style:family="text">
      <style:text-properties style:font-name="Times New Roman2"/>
    </style:style>
    <style:style style:name="fr1" style:family="graphic" style:parent-style-name="OLE">
      <style:graphic-properties style:vertical-pos="top" style:vertical-rel="baseline" style:horizontal-pos="center" style:horizontal-rel="paragraph" draw:ole-draw-aspect="1"/>
    </style:style>
    <style:style style:name="fr2" style:family="graphic" style:parent-style-name="OLE">
      <style:graphic-properties style:vertical-pos="middle" style:vertical-rel="baseline"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Huffman Encoding and Data Compression</text:p>
      <text:p text:style-name="P9">Handout by Julie Zelenski with minor edits by Keith Schwarz and Marty Stepp</text:p>
      <text:p text:style-name="P10">This handout contains lots of supplemental background information about Huffman encoding and about file compression in general. <text:s/>It should not be mandatory to read it, but you might find the information interesting, and it could help you to understand the algorithm better to see more examples and discussion of it in this document. <text:s/>This handout was written by previous 106B instructors, so it may not perfectly match the assignment this quarter. <text:s/>When in doubt, follow the spec.</text:p>
      <text:p text:style-name="Text_20_body">In the early 1980s, personal computers had hard disks that were no larger than 10MB; today, the puniest of disks are still measured in hundreds of gigabytes. <text:s/>Even though hard drives are getting bigger, the files we want to store (funny pictures of cats, videos, music and so on) seem to keep pace with that growth which makes even today's gargantuan disk seem too small to hold everything.</text:p>
      <text:p text:style-name="Text_20_body">One technique to use our storage more optimally is to compress the files. <text:s/>By taking advantage of redundancy or patterns, we may be able to "abbreviate" the contents in such a way to take up less space yet maintain the ability to reconstruct a full version of the original when needed. <text:s/>Such compression could be useful when trying to cram more things on a disk or to shorten the time needed to copy/send a file over a network.</text:p>
      <text:p text:style-name="Text_20_body">There are compression algorithms that you may already have heard of. <text:s/>Some compression formats, such as JPEG, MPEG, or MP3, are specifically designed to handle a particular type of data file. <text:s/>They tend to take advantage of known features of that type of data (such as the propensity for pixels in an image to be same or similar colors to their neighbors) to compress it. <text:s/>Other tools such as <text:span text:style-name="T2">compress</text:span>, <text:span text:style-name="T1">zip</text:span>, or <text:span text:style-name="T1">pack</text:span> and programs like <text:span text:style-name="T1">StuffIt</text:span> or <text:span text:style-name="T1">ZipIt</text:span> can be used to compress any sort of file. <text:s/>These algorithms have no <text:span text:style-name="T5">a priori</text:span> expectations and usually rely on studying the particular data file contents to find redundancy and patterns that allow for compression.</text:p>
      <text:p text:style-name="Text_20_body">Some of the compression algorithms (e.g. JPEG, MPEG) are <text:span text:style-name="T5">lossy</text:span>—decompressing the compressed result doesn't recreate a perfect copy of the original. <text:s/>Such an algorithm compresses by "summarizing" the data. <text:s/>The summary retains the general structure while discarding the more minute details. <text:s/>For sound, video, and images, this imprecision may be acceptable because the bulk of the data is maintained and a few missed pixels or milliseconds of video delay is no big deal. <text:s/>For text data, though, a lossy algorithm usually isn't appropriate. <text:s/>An example of a lossy algorithm for compressing text would be to remove all the vowels. <text:s/>Compressing the previous sentence by this scheme results in: </text:p>
      <text:p text:style-name="P3">n xmpl f <text:s/>lssy lgrthm fr cmprssng txt wld b t rmv ll th vwls.</text:p>
      <text:p text:style-name="Text_20_body">This shrinks the original 87 characters down to just 61 and requires only 70% of the original space. <text:s/>To decompress, we could try matching the consonant patterns to English words with vowels inserted, but we cannot reliably reconstruct the original in this manner. <text:s/>Is the compressed word "fr" an abbreviation for the word "four" or the word "fir" or "far"? <text:s/>An intelligent reader can usually figure it out by context, but, alas, a brainless computer can't be sure and would not be able to faithfully reproduce the original. <text:s/>For files containing text, we usually want a <text:span text:style-name="T5">lossless</text:span> scheme so that there is no ambiguity when re-creating the original meaning and intent. </text:p>
      <text:h text:style-name="Heading_20_2" text:outline-level="2">An Overview</text:h>
      <text:p text:style-name="Text_20_body">The standard ASCII character encoding uses the same amount of space (one <text:span text:style-name="T6">byte</text:span><text:span text:style-name="T8"> or</text:span> eight <text:span text:style-name="T6">bits</text:span>, where each bit is either a 0 or a 1) to store each character. <text:s/>Common characters don’t get any special treatment; they require the same 8 bits that are used for much rarer characters such as 'ü' or '¥'. <text:s/>A file of 1000 characters encoded using the ASCII scheme will take 1000 bytes (8000 bits); no more, no less, whether it be a file of 1000 spaces to a file containing 4 instances each of 250 different characters. <text:s/>A <text:span text:style-name="T5">fixed-length</text:span> encoding like ASCII is convenient because the boundaries between characters are easily determined and the pattern used for each character is completely fixed (i.e. 'a' is always exactly 97).</text:p>
      <text:p text:style-name="Text_20_body"><text:soft-page-break/>In practice, it is not the case that all 256 characters in the ASCII set occur with equal frequency. <text:s/>In an English text document, it might be the case that only 90 or so distinct characters are used at all (meaning 166 characters in the ASCII never even appear) and within those 90 there are likely to be significant differences in the character counts. <text:s/>The Huffman encoding scheme takes advantage of the disparity between frequencies and uses less storage for the frequently occurring characters at the expense of having to use more storage for each of the more rare characters. <text:s/>Huffman is an example of a <text:span text:style-name="T5">variable-length</text:span> encoding—some characters may only require 2 or 3 bits and other characters may require 7, 10, or 12 bits. <text:s/>The savings from not having to use a full 8 bits for the most common characters makes up for having to use more than 8 bits for the rare characters and the overall effect is that the file almost always requires less space.</text:p>
      <text:h text:style-name="Heading_20_2" text:outline-level="2">ASCII Encoding</text:h>
      <text:p text:style-name="Text_20_body">The example we’re going to use throughout this handout is encoding the particular string <text:span text:style-name="T3">"happy</text:span> <text:span text:style-name="T3">hip</text:span> <text:span text:style-name="T3">hop"</text:span> (don’t ask me what it means, I just made it up!). <text:s/>Using the standard ASCII encoding, this 13-character string requires 13*8 = 104 bits total. <text:s/>The table below shows the relevant subset of the standard ASCII table. </text:p>
      <text:p text:style-name="Text_20_body"/>
      <text:p text:style-name="P2"><text:tab/><text:tab/> <text:s text:c="2"/>char <text:s text:c="11"/>ASCII<text:tab/><text:tab/>bit pattern (binary)<text:tab/></text:p>
      <text:p text:style-name="P2"><text:tab/><text:tab/><text:tab/>h<text:tab/><text:tab/><text:tab/>104<text:tab/><text:tab/><text:tab/>01101000</text:p>
      <text:p text:style-name="P2"><text:tab/><text:tab/><text:tab/>a<text:tab/><text:tab/><text:tab/>97<text:tab/><text:tab/><text:tab/>01100001</text:p>
      <text:p text:style-name="P2"><text:tab/><text:tab/><text:tab/>p<text:tab/><text:tab/><text:tab/>112<text:tab/><text:tab/><text:tab/>01110000</text:p>
      <text:p text:style-name="P2"><text:tab/><text:tab/><text:tab/>y<text:tab/><text:tab/><text:tab/>121<text:tab/><text:tab/><text:tab/>01111001</text:p>
      <text:p text:style-name="P2"><text:tab/><text:tab/><text:tab/>i<text:tab/><text:tab/><text:tab/>105<text:tab/><text:tab/><text:tab/>01101001</text:p>
      <text:p text:style-name="P2"><text:tab/><text:tab/><text:tab/>o<text:tab/><text:tab/><text:tab/>111<text:tab/><text:tab/><text:tab/>01101111</text:p>
      <text:p text:style-name="P2"><text:tab/><text:tab/><text:tab/>space<text:tab/><text:tab/>32<text:tab/><text:tab/><text:tab/>00100000</text:p>
      <text:p text:style-name="Text_20_body"><text:tab/><text:tab/></text:p>
      <text:p text:style-name="Text_20_body">The string <text:span text:style-name="T3">"happy</text:span> <text:span text:style-name="T3">hip</text:span> <text:span text:style-name="T3">hop"</text:span> would be encoded in ASCII as <text:span text:style-name="T3">104</text:span> <text:span text:style-name="T3">97</text:span> <text:span text:style-name="T3">112</text:span> <text:span text:style-name="T3">112</text:span> <text:span text:style-name="T3">121</text:span> <text:span text:style-name="T3">32</text:span> <text:span text:style-name="T3">104</text:span> <text:span text:style-name="T3">105</text:span> <text:span text:style-name="T3">112</text:span> <text:span text:style-name="T3">32</text:span> <text:span text:style-name="T3">104</text:span> <text:span text:style-name="T3">111</text:span> <text:span text:style-name="T3">112</text:span>. <text:s/>Although not easily readable by humans, it would be written as the following stream of bits (each byte is boxed to show the boundaries):</text:p>
      <table:table table:name="Table1" table:style-name="Table1">
        <table:table-column table:style-name="Table1.A" table:number-columns-repeated="6"/>
        <table:table-column table:style-name="Table1.G"/>
        <table:table-row table:style-name="Table1.1">
          <table:table-cell table:style-name="Table1.A1" office:value-type="string">
            <text:p text:style-name="Text_20_body">01101000</text:p>
          </table:table-cell>
          <table:table-cell table:style-name="Table1.A1" office:value-type="string">
            <text:p text:style-name="Text_20_body">01100001</text:p>
          </table:table-cell>
          <table:table-cell table:style-name="Table1.A1" office:value-type="string">
            <text:p text:style-name="Text_20_body">01110000</text:p>
          </table:table-cell>
          <table:table-cell table:style-name="Table1.A1" office:value-type="string">
            <text:p text:style-name="Text_20_body">01110000</text:p>
          </table:table-cell>
          <table:table-cell table:style-name="Table1.A1" office:value-type="string">
            <text:p text:style-name="Text_20_body">01111001</text:p>
          </table:table-cell>
          <table:table-cell table:style-name="Table1.F1" office:value-type="string">
            <text:p text:style-name="Text_20_body">00100000</text:p>
          </table:table-cell>
          <table:table-cell table:style-name="Table1.G1" office:value-type="string">
            <text:p text:style-name="Text_20_body">01101000</text:p>
          </table:table-cell>
        </table:table-row>
        <table:table-row table:style-name="Table1.1">
          <table:table-cell table:style-name="Table1.A1" office:value-type="string">
            <text:p text:style-name="Text_20_body">01101001</text:p>
          </table:table-cell>
          <table:table-cell table:style-name="Table1.A1" office:value-type="string">
            <text:p text:style-name="Text_20_body">01110000</text:p>
          </table:table-cell>
          <table:table-cell table:style-name="Table1.A1" office:value-type="string">
            <text:p text:style-name="Text_20_body">00100000</text:p>
          </table:table-cell>
          <table:table-cell table:style-name="Table1.A1" office:value-type="string">
            <text:p text:style-name="Text_20_body">01101000</text:p>
          </table:table-cell>
          <table:table-cell table:style-name="Table1.A1" office:value-type="string">
            <text:p text:style-name="Text_20_body">01101111</text:p>
          </table:table-cell>
          <table:table-cell table:style-name="Table1.A1" office:value-type="string">
            <text:p text:style-name="Text_20_body">01110000</text:p>
          </table:table-cell>
          <table:table-cell table:style-name="Table1.G2" office:value-type="string">
            <text:p text:style-name="Text_20_body"/>
          </table:table-cell>
        </table:table-row>
      </table:table>
      <text:p text:style-name="Text_20_body">To decode such a string (i.e. translate the binary encoding back to the original characters), we merely need to break the encoded stream of bits up into 8-bit bytes, and then convert each byte using the fixed ASCII encoding. <text:s/>The first 8 bits are <text:span text:style-name="T3">01101000</text:span>, which is the pattern for number 104, and position 104 in the ASCII set is assigned to lowercase <text:span text:style-name="T3">'h'</text:span>. <text:s/>A file encoded in ASCII does not require any additional information to be decoded since the mapping from binary to characters is the same for all files and computers.</text:p>
      <text:h text:style-name="Heading_20_2" text:outline-level="2">A More Compact Encoding</text:h>
      <text:p text:style-name="Text_20_body">The first thing you might notice about ASCII encoding is that using 8 bits per character can be excessively generous. <text:s/>Although it allows for the possibility of representing 256 different characters, we only have seven distinct characters in the phrase we’re trying to encode, and thus could distinguish among these patterns with fewer bits. <text:s/>We could set up a special coding table just for this phrase using 3 bits for each character. <text:s/>Creating such an encoding is trivial: we create a list of the unique characters, and then go through and assign each a distinct encoded number from 0 to N-1. <text:s/>For example, here is one possible 3-bit encoding (of the 7! possible permutations):</text:p>
      <text:p text:style-name="Text_20_body"/>
      <text:p text:style-name="P2"><text:soft-page-break/><text:tab/><text:tab/> <text:s text:c="2"/>char <text:s text:c="9"/>number<text:tab/><text:tab/> <text:s text:c="4"/>bit pattern</text:p>
      <text:p text:style-name="P2"><text:tab/><text:tab/><text:tab/>h<text:tab/><text:tab/><text:tab/>0<text:tab/><text:tab/><text:tab/><text:tab/>000</text:p>
      <text:p text:style-name="P2"><text:tab/><text:tab/><text:tab/>a<text:tab/><text:tab/><text:tab/>1<text:tab/><text:tab/><text:tab/><text:tab/>001</text:p>
      <text:p text:style-name="P2"><text:tab/><text:tab/><text:tab/>p<text:tab/><text:tab/><text:tab/>2<text:tab/><text:tab/><text:tab/><text:tab/>010</text:p>
      <text:p text:style-name="P2"><text:tab/><text:tab/><text:tab/>y<text:tab/><text:tab/><text:tab/>3<text:tab/><text:tab/><text:tab/><text:tab/>011</text:p>
      <text:p text:style-name="P2"><text:tab/><text:tab/><text:tab/>i<text:tab/><text:tab/><text:tab/>4<text:tab/><text:tab/><text:tab/><text:tab/>100</text:p>
      <text:p text:style-name="P2"><text:tab/><text:tab/><text:tab/>o<text:tab/><text:tab/><text:tab/>5<text:tab/><text:tab/><text:tab/><text:tab/>101</text:p>
      <text:p text:style-name="P4"><text:tab/><text:tab/><text:tab/>space<text:tab/><text:tab/>6<text:tab/><text:tab/><text:tab/><text:tab/>110</text:p>
      <text:p text:style-name="Text_20_body">Using this table, <text:span text:style-name="T3">"happy</text:span> <text:span text:style-name="T3">hip</text:span> <text:span text:style-name="T3">hop"</text:span> is encoded as <text:span text:style-name="T3">0</text:span> <text:span text:style-name="T3">1</text:span> <text:span text:style-name="T3">2</text:span> <text:span text:style-name="T3">2</text:span> <text:span text:style-name="T3">3</text:span> <text:span text:style-name="T3">6</text:span> <text:span text:style-name="T3">0</text:span> <text:span text:style-name="T3">4</text:span> <text:span text:style-name="T3">2</text:span> <text:span text:style-name="T3">6</text:span> <text:span text:style-name="T3">0</text:span> <text:span text:style-name="T3">5</text:span> <text:span text:style-name="T3">2</text:span>, or in binary:</text:p>
      <table:table table:name="Table3" table:style-name="Table3">
        <table:table-column table:style-name="Table3.A" table:number-columns-repeated="12"/>
        <table:table-column table:style-name="Table3.M"/>
        <table:table-row table:style-name="Table3.1">
          <table:table-cell table:style-name="Table3.A1" office:value-type="string">
            <text:p text:style-name="Text_20_body">000</text:p>
          </table:table-cell>
          <table:table-cell table:style-name="Table3.A1" office:value-type="string">
            <text:p text:style-name="Text_20_body">001</text:p>
          </table:table-cell>
          <table:table-cell table:style-name="Table3.A1" office:value-type="string">
            <text:p text:style-name="Text_20_body">010</text:p>
          </table:table-cell>
          <table:table-cell table:style-name="Table3.A1" office:value-type="string">
            <text:p text:style-name="Text_20_body">010</text:p>
          </table:table-cell>
          <table:table-cell table:style-name="Table3.A1" office:value-type="string">
            <text:p text:style-name="Text_20_body">011</text:p>
          </table:table-cell>
          <table:table-cell table:style-name="Table3.A1" office:value-type="string">
            <text:p text:style-name="Text_20_body">110</text:p>
          </table:table-cell>
          <table:table-cell table:style-name="Table3.A1" office:value-type="string">
            <text:p text:style-name="Text_20_body">000</text:p>
          </table:table-cell>
          <table:table-cell table:style-name="Table3.A1" office:value-type="string">
            <text:p text:style-name="Text_20_body">100</text:p>
          </table:table-cell>
          <table:table-cell table:style-name="Table3.A1" office:value-type="string">
            <text:p text:style-name="Text_20_body">010</text:p>
          </table:table-cell>
          <table:table-cell table:style-name="Table3.A1" office:value-type="string">
            <text:p text:style-name="Text_20_body">110</text:p>
          </table:table-cell>
          <table:table-cell table:style-name="Table3.A1" office:value-type="string">
            <text:p text:style-name="Text_20_body">000</text:p>
          </table:table-cell>
          <table:table-cell table:style-name="Table3.A1" office:value-type="string">
            <text:p text:style-name="Text_20_body">101</text:p>
          </table:table-cell>
          <table:table-cell table:style-name="Table3.M1" office:value-type="string">
            <text:p text:style-name="Text_20_body">010</text:p>
          </table:table-cell>
        </table:table-row>
      </table:table>
      <text:p text:style-name="Text_20_body">Using three bits per character, the encoded string requires 39 bits instead of the original 104 bits, compressing to 38% of its original size. </text:p>
      <text:p text:style-name="Text_20_body">However, to decode this binary representation, one would need to know the special mapping used, since using <text:span text:style-name="T3">000</text:span> for <text:span text:style-name="T3">'h'</text:span> is not standard practice and in fact, in this scheme, each compressed string uses its own special-purpose mapping that is not necessarily like any other. <text:s/>Some sort of header or auxiliary file would have to be attached or included with the encoded representation that provides the mapping information. <text:s/>That header would take up some additional space that would cut into our compression savings. <text:s/>For a large enough file, though, the savings from trimming down the per-character cost would likely outweigh the expense of the additional table storage.</text:p>
      <text:h text:style-name="Heading_20_2" text:outline-level="2">A Variable-Length Encoding</text:h>
      <text:p text:style-name="Text_20_body">What if we drop the requirement that all characters take up the same number of bits? <text:s/>By using fewer bits to encode characters like <text:span text:style-name="T3">'p'</text:span>, <text:span text:style-name="T3">'h'</text:span>, and space that occur frequently and more to encode characters like <text:span text:style-name="T3">'y'</text:span> and <text:span text:style-name="T3">'o'</text:span> that occur less frequently, we may be able to compress even further. <text:s/>We’ll later show how we generated the table below, but for now just take our word for it that is represents an optimal Huffman encoding for the string <text:span text:style-name="T3">"happy</text:span> <text:span text:style-name="T3">hip</text:span> <text:span text:style-name="T3">hop"</text:span>:</text:p>
      <text:p text:style-name="P7"><text:s/><text:tab/><text:tab/> <text:s text:c="3"/>char <text:s text:c="7"/>bit pattern<text:tab/></text:p>
      <text:p text:style-name="P7"><text:tab/><text:tab/><text:tab/>h<text:tab/><text:tab/><text:tab/>01</text:p>
      <text:p text:style-name="P7"><text:tab/><text:tab/><text:tab/>a<text:tab/><text:tab/><text:tab/>000</text:p>
      <text:p text:style-name="P7"><text:tab/><text:tab/><text:tab/>p<text:tab/><text:tab/><text:tab/>10</text:p>
      <text:p text:style-name="P7"><text:tab/><text:tab/><text:tab/>y<text:tab/><text:tab/><text:tab/>1111</text:p>
      <text:p text:style-name="P7"><text:tab/><text:tab/><text:tab/>i<text:tab/><text:tab/><text:tab/>001</text:p>
      <text:p text:style-name="P7"><text:tab/><text:tab/><text:tab/>o<text:tab/><text:tab/><text:tab/>1110</text:p>
      <text:p text:style-name="P4"><text:tab/><text:tab/><text:tab/>space<text:tab/><text:tab/>110</text:p>
      <text:p text:style-name="Text_20_body">Each character has a unique bit pattern encoding, but not all characters use the same number of bits. The string <text:span text:style-name="T3">"happy</text:span> <text:span text:style-name="T3">hip</text:span> <text:span text:style-name="T3">hop"</text:span> encoded using the above variable-length code table is:</text:p>
      <table:table table:name="Table4" table:style-name="Table4">
        <table:table-column table:style-name="Table4.A"/>
        <table:table-column table:style-name="Table4.B"/>
        <table:table-column table:style-name="Table4.A" table:number-columns-repeated="2"/>
        <table:table-column table:style-name="Table4.E"/>
        <table:table-column table:style-name="Table4.B"/>
        <table:table-column table:style-name="Table4.A"/>
        <table:table-column table:style-name="Table4.B"/>
        <table:table-column table:style-name="Table4.A"/>
        <table:table-column table:style-name="Table4.B"/>
        <table:table-column table:style-name="Table4.A"/>
        <table:table-column table:style-name="Table4.E"/>
        <table:table-column table:style-name="Table4.M"/>
        <table:table-row table:style-name="Table4.1">
          <table:table-cell table:style-name="Table4.A1" office:value-type="string">
            <text:p text:style-name="Text_20_body">01</text:p>
          </table:table-cell>
          <table:table-cell table:style-name="Table4.A1" office:value-type="string">
            <text:p text:style-name="Text_20_body">000</text:p>
          </table:table-cell>
          <table:table-cell table:style-name="Table4.A1" office:value-type="string">
            <text:p text:style-name="Text_20_body">10</text:p>
          </table:table-cell>
          <table:table-cell table:style-name="Table4.A1" office:value-type="string">
            <text:p text:style-name="Text_20_body">10</text:p>
          </table:table-cell>
          <table:table-cell table:style-name="Table4.A1" office:value-type="string">
            <text:p text:style-name="Text_20_body">1111</text:p>
          </table:table-cell>
          <table:table-cell table:style-name="Table4.A1" office:value-type="string">
            <text:p text:style-name="Text_20_body">110</text:p>
          </table:table-cell>
          <table:table-cell table:style-name="Table4.A1" office:value-type="string">
            <text:p text:style-name="Text_20_body">01</text:p>
          </table:table-cell>
          <table:table-cell table:style-name="Table4.A1" office:value-type="string">
            <text:p text:style-name="Text_20_body">001</text:p>
          </table:table-cell>
          <table:table-cell table:style-name="Table4.A1" office:value-type="string">
            <text:p text:style-name="Text_20_body">10</text:p>
          </table:table-cell>
          <table:table-cell table:style-name="Table4.A1" office:value-type="string">
            <text:p text:style-name="Text_20_body">110</text:p>
          </table:table-cell>
          <table:table-cell table:style-name="Table4.A1" office:value-type="string">
            <text:p text:style-name="Text_20_body">01</text:p>
          </table:table-cell>
          <table:table-cell table:style-name="Table4.A1" office:value-type="string">
            <text:p text:style-name="Text_20_body">1110</text:p>
          </table:table-cell>
          <table:table-cell table:style-name="Table4.M1" office:value-type="string">
            <text:p text:style-name="Text_20_body">10</text:p>
          </table:table-cell>
        </table:table-row>
      </table:table>
      <text:p text:style-name="Text_20_body">The encoded phrase requires a total of 34 bits, shaving a few more bits from the fixed-length version. <text:s/>What is tricky about a variable-length code is that we no longer can easily determine the boundaries between characters in the encoded stream of bits when decoding. <text:s/>I boxed every other character’s bit pattern above to help you visualize the encoding, but without this aid, you might wonder how you will know whether the first character is encoded with the two bits <text:span text:style-name="T3">01</text:span> or the three bits <text:span text:style-name="T3">010</text:span> or perhaps just the first bit <text:span text:style-name="T3">0</text:span>? <text:s/>If you look at the encoding in the table above, you will see that only one of these options is possible. <text:s/>There is no character that encodes to the single bit <text:span text:style-name="T3">0</text:span> and no character that encodes to the sequence <text:span text:style-name="T3">010</text:span> or <text:span text:style-name="T3">0100</text:span> or <text:span text:style-name="T3">01000</text:span> for that matter. <text:s/>There is, however, a character that encodes to <text:span text:style-name="T3">01</text:span> and that is <text:soft-page-break/><text:span text:style-name="T3">'h'</text:span>. <text:s/>One of the important features of the table produced by Huffman coding is the <text:span text:style-name="T5">prefix property:</text:span> no character’s encoding is a prefix of any other (i.e. if <text:span text:style-name="T3">'h'</text:span> is encoded with <text:span text:style-name="T3">01</text:span> then no other character’s encoding will start with <text:span text:style-name="T3">01</text:span> and no character is encoded to just <text:span text:style-name="T3">0</text:span>). <text:s/>With this guarantee, there is no ambiguity in determining where the character boundaries are. <text:s/>We start reading from the beginning, gathering bits in a sequence until we find a match. <text:s/>That indicates the end of a character and we move on to decoding the next character.</text:p>
      <text:p text:style-name="Text_20_body">Like the special-purpose fixed-length encoding, a Huffman encoded file will need to provide a header with the information about the table used so we will be able to decode the file. Each file’s table will be unique since it is explicitly constructed to be optimal for that file's contents.</text:p>
      <text:h text:style-name="Heading_20_2" text:outline-level="2">Encoding Seen as a Tree</text:h>
      <text:p text:style-name="Text_20_body">One way to visualize any particular encoding is to diagram it as a binary tree. <text:s/>Each character is stored at a leaf node. <text:s text:c="2"/>Any particular character encoding is obtained by tracing the path from the root to its node. <text:s/>Each left-going edge represents a 0, each right-going edge a 1. <text:s text:c="2"/>For example, this tree diagrams the compact fixed-length encoding we developed previously:</text:p>
      <text:p text:style-name="P3"><text:bookmark-start text:name="_1044644964"/><text:bookmark-start text:name="_1044645023"/><draw:frame draw:style-name="fr1" draw:name="Object1" text:anchor-type="as-char" svg:width="3.7154in" svg:height="1.9598in" draw:z-index="0"><draw:object xlink:href="./Object 1" xlink:type="simple" xlink:show="embed" xlink:actuate="onLoad"/><draw:image xlink:href="./ObjectReplacements/Object 1" xlink:type="simple" xlink:show="embed" xlink:actuate="onLoad"/></draw:frame><text:bookmark-end text:name="_1044644964"/><text:bookmark-end text:name="_1044645023"/></text:p>
      <text:p text:style-name="Text_20_body">In the above tree, the encoding for <text:span text:style-name="T3">'y'</text:span> can be determined by tracing the path from the root to the <text:span text:style-name="T3">'y'</text:span> node. <text:s/>Going left then right then right again represents a <text:span text:style-name="T3">011</text:span> encoding. </text:p>
      <text:p text:style-name="Text_20_body">A similar, much larger tree could be constructed for the entire ASCII set, it would be 8 levels deep and at the bottom would be 256 leaf nodes, one for each character. <text:s/>The node for the character <text:span text:style-name="T3">'a'</text:span> (97 or <text:span text:style-name="T3">01100001</text:span> in binary) would be at the end of the left-right-right-left-left-left-left-right path from the root. <text:s/>We're starting to see why they're called <text:span text:style-name="T6">binary</text:span><text:span text:style-name="T8"> trees!</text:span></text:p>
      <text:p text:style-name="Text_20_body">Now, let’s diagram such a tree for the variable-length Huffman encoding we were using: </text:p>
      <text:p text:style-name="P3"><text:bookmark-start text:name="_1044645130"/><text:bookmark-start text:name="_1044645243"/><draw:frame draw:style-name="fr1" draw:name="Object2" text:anchor-type="as-char" svg:width="4.5807in" svg:height="2.4161in" draw:z-index="4"><draw:object xlink:href="./Object 2" xlink:type="simple" xlink:show="embed" xlink:actuate="onLoad"/><draw:image xlink:href="./ObjectReplacements/Object 2" xlink:type="simple" xlink:show="embed" xlink:actuate="onLoad"/></draw:frame><text:bookmark-end text:name="_1044645130"/><text:bookmark-end text:name="_1044645243"/></text:p>
      <text:p text:style-name="Text_20_body"><text:soft-page-break/>The path to <text:span text:style-name="T3">'h'</text:span> is just left right or <text:span text:style-name="T3">01</text:span>, the path to <text:span text:style-name="T3">'y'</text:span> is right-right-right-right or <text:span text:style-name="T3">1111</text:span>. Notice that the prefix property of the Huffman encoding is visually represented by the fact that characters only occupy leaf nodes (i.e. those nodes which are not a prefix of any further nodes). </text:p>
      <text:p text:style-name="Text_20_body">The tree shown above for <text:span text:style-name="T3">"happy</text:span> <text:span text:style-name="T3">hip</text:span> <text:span text:style-name="T3">hop"</text:span> is, in fact, an optimal tree—there are no other tree encodings by character that use fewer than 34 bits to encode this string. <text:s/>There are other trees that use exactly 34 bits; for example you can simply swap any sibling nodes in the above tree and get a different but equally optimal encoding. </text:p>
      <text:p text:style-name="Text_20_body">The Huffman tree doesn’t appear as balanced as the fixed-length encoding tree. <text:s/>You’ve heard in our discussion on binary search trees that an unbalanced tree is bad thing. However, when a tree represents a character encoding, that lopsidedness is actually a good thing. <text:s/>The shorter paths represent those frequently occurring characters that are being encoded with fewer bits and the longer paths are used for more rare characters. <text:s/>Our plan is to shrink the total number of bits required by shortening the encoding for some characters at the expense of lengthening others. <text:s/>If all characters occurred with equal frequency, we would have a balanced tree where all paths were roughly equal. <text:s/>In such a situation we can't achieve much compression since there are no real repetitions or patterns to be exploited.</text:p>
      <text:h text:style-name="Heading_20_2" text:outline-level="2">Decoding Using the Tree</text:h>
      <text:p text:style-name="Text_20_body">A particularly compelling reason to diagram an encoding as a tree is the ease with which it supports decoding. <text:s/>Let's use the fixed-length tree to decode the stream of bits <text:span text:style-name="T3">011101010010011</text:span><text:span text:style-name="T7">. </text:span>Start at the beginning of the bits and at the root of the tree. The first bit is <text:span text:style-name="T3">0</text:span>, so trace one step to the left, the next bit is <text:span text:style-name="T3">1</text:span>, so follow right from there, the following bit is <text:span text:style-name="T3">1</text:span>, so take another right. We have now landed at a leaf, which indicates that we have just completed reading the bit pattern for a single character. Looking at the leaf's label, we learn we just read a <text:span text:style-name="T3">'y'</text:span>. Now we pick up where we left off in the bits and start tracing again from the root. Tracing <text:span text:style-name="T3">101</text:span> leads us to <text:span text:style-name="T3">'i'</text:span>. Continuing through the remaining bits and we decode the string <text:span text:style-name="T3">"yippy"</text:span>.</text:p>
      <text:p text:style-name="Text_20_body">The same path-following strategy works equally well on the Huffman tree. <text:s/>Decoding the stream of bits <text:span text:style-name="T3">111100110101111</text:span> will first trace four steps down to the left to hit the <text:span text:style-name="T3">'y'</text:span> leaf, then a left-left-right path to the <text:span text:style-name="T3">'i'</text:span> leaf and so on. <text:s/>Again the decoded string is <text:span text:style-name="T3">"yippy"</text:span>. <text:s/>Even though the encoded characters don't start and end at evenly spaced boundaries in the Huffman-encoded bits, we have no trouble determining where each character ends because we can easily detect when the path hits a leaf node in the encoding tree.</text:p>
      <text:h text:style-name="Heading_20_2" text:outline-level="2">Generating an Optimal Tree</text:h>
      <text:p text:style-name="Text_20_body">The pertinent question now: how is that special tree constructed? We need an algorithm for constructing the optimal tree giving a minimal per-character encoding for a particular file. <text:s/>The algorithm we will use here was invented by David Huffman in 1952. </text:p>
      <text:p text:style-name="Text_20_body">To begin generating the Huffman tree, each character gets a weight equal to the number of times it occurs in the file. <text:s/>For example, in the <text:span text:style-name="T3">"happy</text:span> <text:span text:style-name="T3">hip</text:span> <text:span text:style-name="T3">hop"</text:span> example, the character <text:span text:style-name="T3">'p'</text:span> has weight 4, <text:span text:style-name="T3">'h'</text:span> has weight 3, the space has weight 2, and the other characters have weight 1. <text:s/>Our first task is to calculate these weights, which we can do with a simple pass through the file to get the frequency counts. <text:s/>For each character, we create an unattached tree node containing the character value and its corresponding weight. <text:s/>You can think of each node as a tree with just one entry. <text:s/>The idea is to combine all these separate trees into an optimal tree by wiring them together from the bottom upwards. <text:s/>The general approach is as follows:</text:p>
      <text:p text:style-name="Text_20_body"/>
      <text:p text:style-name="Text_20_body"/>
      <text:list xml:id="list35462623" text:style-name="L1">
        <text:list-item>
          <text:p text:style-name="P8"><text:soft-page-break/>Create a collection of singleton trees, one for each character, with weight equal to the character frequency. <text:s/></text:p>
        </text:list-item>
        <text:list-item>
          <text:p text:style-name="P8">From the collection, pick out the two trees with the smallest weights and remove them. Combine them into a new tree whose root has a weight equal to the sum of the weights of the two trees and with the two trees as its left and right subtrees.</text:p>
        </text:list-item>
        <text:list-item>
          <text:p text:style-name="P8">Add the new combined tree back into the collection.</text:p>
        </text:list-item>
        <text:list-item>
          <text:p text:style-name="P8">Repeat steps 2 and 3 until there is only one tree left.</text:p>
        </text:list-item>
        <text:list-item>
          <text:p text:style-name="P8">The remaining node is the root of the optimal encoding tree. </text:p>
        </text:list-item>
      </text:list>
      <text:p text:style-name="Text_20_body">Sounds simple, doesn't it? <text:s/>Let's walk through building the optimal tree for our example string <text:span text:style-name="T3">"happy</text:span> <text:span text:style-name="T3">hip</text:span> <text:span text:style-name="T3">hop"</text:span>. <text:s/>We start with this collection of singletons, the weight of each node is labeled underneath:</text:p>
      <text:p text:style-name="P3"><text:bookmark-start text:name="_1044645406"/><text:bookmark-start text:name="_1107663362"/><text:bookmark-start text:name="_1107663399"/><text:bookmark-start text:name="_1107663405"/><draw:frame draw:style-name="fr2" draw:name="Object3" text:anchor-type="as-char" svg:width="3.8689in" svg:height="0.7437in" draw:z-index="5"><draw:object xlink:href="./Object 3" xlink:type="simple" xlink:show="embed" xlink:actuate="onLoad"/><draw:image xlink:href="./ObjectReplacements/Object 3" xlink:type="simple" xlink:show="embed" xlink:actuate="onLoad"/></draw:frame><text:bookmark-end text:name="_1044645406"/><text:bookmark-end text:name="_1107663362"/><text:bookmark-end text:name="_1107663399"/><text:bookmark-end text:name="_1107663405"/></text:p>
      <text:p text:style-name="Text_20_body">We start by choosing the two smallest nodes. <text:s/>There are four nodes with the minimal weight of one, it doesn't matter which two we pick. <text:s/>We choose <text:span text:style-name="T3">'o'</text:span> and <text:span text:style-name="T3">'y'</text:span> and combine them into a new tree whose root is the sum of the weights chosen. <text:s/>We replace those two nodes with the combined tree. <text:s/>The nodes remaining in the collection are shown in the light gray box at each stage.</text:p>
      <text:p text:style-name="P3"><draw:frame draw:style-name="fr2" draw:name="Object4" text:anchor-type="as-char" svg:width="3.3591in" svg:height="1.1882in" draw:z-index="6"><draw:object xlink:href="./Object 4" xlink:type="simple" xlink:show="embed" xlink:actuate="onLoad"/><draw:image xlink:href="./ObjectReplacements/Object 4" xlink:type="simple" xlink:show="embed" xlink:actuate="onLoad"/></draw:frame></text:p>
      <text:p text:style-name="Text_20_body">Now we repeat that step, this time there is no choice for the minimal nodes, it must be <text:span text:style-name="T3">'a'</text:span> and <text:span text:style-name="T3">'i'</text:span>. <text:s/>We take those out and combine them into a weight 2 tree. <text:s/>Note how the collection of nodes shrinks by one each iteration (we remove two nodes and add a new one back in).</text:p>
      <text:p text:style-name="P3"><draw:frame draw:style-name="fr2" draw:name="Object5" text:anchor-type="as-char" svg:width="3.6071in" svg:height="1.2681in" draw:z-index="8"><draw:object xlink:href="./Object 5" xlink:type="simple" xlink:show="embed" xlink:actuate="onLoad"/><draw:image xlink:href="./ObjectReplacements/Object 5" xlink:type="simple" xlink:show="embed" xlink:actuate="onLoad"/></draw:frame></text:p>
      <text:p text:style-name="Text_20_body">Again, we pull out the two smallest nodes and build a tree of weight 4:</text:p>
      <text:p text:style-name="P3"><text:bookmark-start text:name="_1044679642"/><text:bookmark-start text:name="_1044679651"/><text:bookmark-start text:name="_1044679707"/><text:bookmark-start text:name="_1044679720"/><text:bookmark-start text:name="_1107663686"/><draw:frame draw:style-name="fr1" draw:name="Object6" text:anchor-type="as-char" svg:width="3.4118in" svg:height="1.8in" draw:z-index="9"><draw:object xlink:href="./Object 6" xlink:type="simple" xlink:show="embed" xlink:actuate="onLoad"/><draw:image xlink:href="./ObjectReplacements/Object 6" xlink:type="simple" xlink:show="embed" xlink:actuate="onLoad"/></draw:frame><text:bookmark-end text:name="_1044679642"/><text:bookmark-end text:name="_1044679651"/><text:bookmark-end text:name="_1044679707"/><text:bookmark-end text:name="_1044679720"/><text:bookmark-end text:name="_1107663686"/></text:p>
      <text:p text:style-name="Text_20_body"><text:soft-page-break/>Note when we build a combined node, it doesn’t represent a character like the leaf nodes do. <text:s/>These <text:span text:style-name="T5">interior nodes</text:span> are used along the paths that eventually lead to valid encodings, but the prefix itself does not encode a character.</text:p>
      <text:p text:style-name="Text_20_body">One more iteration combines the weight 3 and 2 trees into a combined tree of weight 5:</text:p>
      <text:p text:style-name="P3"><text:bookmark-start text:name="_1044679797"/><text:bookmark-start text:name="_1044679889"/><text:bookmark-start text:name="_1107663777"/><draw:frame draw:style-name="fr1" draw:name="Object7" text:anchor-type="as-char" svg:width="3.661in" svg:height="1.9311in" draw:z-index="7"><draw:object xlink:href="./Object 7" xlink:type="simple" xlink:show="embed" xlink:actuate="onLoad"/><draw:image xlink:href="./ObjectReplacements/Object 7" xlink:type="simple" xlink:show="embed" xlink:actuate="onLoad"/></draw:frame><text:bookmark-end text:name="_1044679797"/><text:bookmark-end text:name="_1044679889"/><text:bookmark-end text:name="_1107663777"/></text:p>
      <text:p text:style-name="Text_20_body">Combining the two 4s gets a tree of weight 8: </text:p>
      <text:p text:style-name="P3"><text:bookmark-start text:name="_1044644853"/><text:bookmark-start text:name="_1044644932"/><draw:frame draw:style-name="fr1" draw:name="Object8" text:anchor-type="as-char" svg:width="4.3992in" svg:height="2.3209in" draw:z-index="2"><draw:object xlink:href="./Object 8" xlink:type="simple" xlink:show="embed" xlink:actuate="onLoad"/><draw:image xlink:href="./ObjectReplacements/Object 8" xlink:type="simple" xlink:show="embed" xlink:actuate="onLoad"/></draw:frame><text:bookmark-end text:name="_1044644853"/><text:bookmark-end text:name="_1044644932"/></text:p>
      <text:p text:style-name="P6">And finally, we combine the last two to get our final tree. <text:s/>The root node of the final tree will always have a weight equal to the number of characters in the input file.</text:p>
      <text:p text:style-name="Text_20_body"><draw:frame draw:style-name="fr3" draw:name="Object9" text:anchor-type="paragraph" svg:width="5.3638in" svg:height="2.8299in" draw:z-index="1"><draw:object xlink:href="./Object 9" xlink:type="simple" xlink:show="embed" xlink:actuate="onLoad"/><draw:image xlink:href="./ObjectReplacements/Object 9" xlink:type="simple" xlink:show="embed" xlink:actuate="onLoad"/></draw:frame></text:p>
      <text:p text:style-name="Text_20_body"><text:bookmark-start text:name="_1044644684"/><text:bookmark-start text:name="_1044644830"/><text:soft-page-break/>Note that this tree is different from the tree on page 4, and ha<text:bookmark-end text:name="_1044644684"/><text:bookmark-end text:name="_1044644830"/>s slightly different bit patterns, but both trees are optimal and the total number of bits required to encode <text:span text:style-name="T3">"happy</text:span> <text:span text:style-name="T3">hip</text:span> <text:span text:style-name="T3">hop</text:span><text:span text:style-name="T4">"</text:span> is the same for either tree. <text:s/>When we have choices among equally weighted nodes (such as in the first step choosing among the four characters with weight 1) picking a different two will result in a different, but still optimal, encoding. Similarly when combining two subtrees, it is as equally valid to put one of the trees on the left and the other on the right as it is to reverse them.</text:p>
      <text:p text:style-name="Text_20_body">Remember that it is essential that you use the same tree to do both encoding and decoding of your files. <text:s/>Since each Huffman tree creates a unique encoding of a particular file, you need to ensure that your decoding algorithm generates the exact same tree, so that you can get back the file.</text:p>
      <text:h text:style-name="Heading_20_2" text:outline-level="2">Practical Considerations: The Pseudo-EOF</text:h>
      <text:p text:style-name="Text_20_body">The preceding discussion of Huffman coding is correct from a theoretical perspective, but there are a few real-world details we need to address before moving on.</text:p>
      <text:p text:style-name="Text_20_body">One important concern is what happens when we try to store a Huffman-encoded sequence on-disk in a file. <text:s/>Each file on your computer is typically stored as a number of bytes (groups of eight bits); files are usually measured in “megabytes” and “gigabytes” rather than “megabits” or “gigabits.” <text:s/>As a result, if you try to write a Huffman-encoded string of bits into a file, if you don't have exactly a multiple of eight bits in your encoding, the operating system will typically pad the rest of the bits with random bits. <text:s/>For example, suppose that we want to encode the string “ahoy” using the above Huffman tree. <text:s/>This results in the following sequence of bits:</text:p>
      <text:p text:style-name="P5">1101001100111</text:p>
      <text:p text:style-name="Text_20_body">This is exactly thirteen bits, which means that, when stored on-disk, the sequence would be padded with three extra random bits. <text:s/>Suppose that those bits are <text:span text:style-name="T9">111</text:span>. <text:s/>In that case, the bit sequence would be written to disk as</text:p>
      <text:p text:style-name="P5">1101001100111111</text:p>
      <text:p text:style-name="Text_20_body">If we were to then load this back from disk and decode it into a sequence of characters, we would get the string “ahoyi,” which is not the same string that we started with! <text:s/>Even worse, if those random bits end up being <text:span text:style-name="T9">000</text:span>, then the stored bit sequence would be</text:p>
      <text:p text:style-name="P5">11101001100111000</text:p>
      <text:p text:style-name="Text_20_body">The problem is that as we decode this, we read the first thirteen bits back as “ahoy,” but encounter an error when reading the last three bits because <text:span text:style-name="T9">000</text:span> is not a character in our encoding scheme.</text:p>
      <text:p text:style-name="Text_20_body">To fix this problem, we have to have some way of knowing when we've finished reading back all of the bits that encode our sequence. <text:s/>One way of doing this is to transform our original input string by putting some special marker at the end. <text:s/>This marker won't appear anywhere else in the string and serves purely as an indicator that there is nothing left to read. <text:s/>For example, we might actually represent the string “happy hip hop” as “happy hip hop■”, where ■ marks the end of the input. <text:s/>When we build up our Huffman encoding tree for this string, we will proceed exactly as before, but would add in an extra node for the ■ marker. <text:s/>Here is one possible encoding tree for the characters in this new string:</text:p>
      <text:p text:style-name="P3"><text:soft-page-break/><draw:frame draw:style-name="fr1" draw:name="Object10" text:anchor-type="as-char" svg:width="4.8929in" svg:height="2.5811in" draw:z-index="3"><draw:object xlink:href="./Object 10" xlink:type="simple" xlink:show="embed" xlink:actuate="onLoad"/><draw:image xlink:href="./ObjectReplacements/Object 10" xlink:type="simple" xlink:show="embed" xlink:actuate="onLoad"/></draw:frame></text:p>
      <text:p text:style-name="Text_20_body"><text:s/>Now, if we want to encode “happy hip hop■”, we get the following bitstring:</text:p>
      <text:p text:style-name="P5">001100101011110110011011001100111010010</text:p>
      <text:p text:style-name="Text_20_body">This does not come out to a multiple of eight bits (specifically, it's 39 bits long), which means that it will be padded with extra bits when stored on-disk. <text:s/>However, this is of no concern to us – because we have written the ■ marker to the end of the string, as we're decoding we can tell when to stop reading bits. <text:s/>For example, here is how we might decode the above string:</text:p>
      <text:p text:style-name="P7"><text:tab/><text:tab/><text:tab/>00<text:tab/>H</text:p>
      <text:p text:style-name="P7"><text:tab/><text:tab/><text:tab/>1100<text:tab/>A</text:p>
      <text:p text:style-name="P7"><text:tab/><text:tab/><text:tab/>10<text:tab/>P</text:p>
      <text:p text:style-name="P7"><text:tab/><text:tab/><text:tab/>10<text:tab/>P</text:p>
      <text:p text:style-name="P7"><text:tab/><text:tab/><text:tab/>1111<text:tab/>Y</text:p>
      <text:p text:style-name="P7"><text:tab/><text:tab/><text:tab/>011<text:tab/></text:p>
      <text:p text:style-name="P7"><text:tab/><text:tab/><text:tab/>00<text:tab/>H</text:p>
      <text:p text:style-name="P7"><text:tab/><text:tab/><text:tab/>1101<text:tab/>I</text:p>
      <text:p text:style-name="P7"><text:tab/><text:tab/><text:tab/>10<text:tab/>P</text:p>
      <text:p text:style-name="P7"><text:tab/><text:tab/><text:tab/>011<text:tab/></text:p>
      <text:p text:style-name="P7"><text:tab/><text:tab/><text:tab/>00<text:tab/>H</text:p>
      <text:p text:style-name="P7"><text:tab/><text:tab/><text:tab/>1110<text:tab/>O</text:p>
      <text:p text:style-name="P7"><text:tab/><text:tab/><text:tab/>10<text:tab/>P</text:p>
      <text:p text:style-name="P7"><text:tab/><text:tab/><text:tab/>010<text:tab/>■</text:p>
      <text:p text:style-name="Text_20_body"><text:span text:style-name="T12"><text:tab/><text:tab/><text:tab/>0<text:tab/></text:span><text:span text:style-name="T13">Extra bits ignored; we knew to stop when seeing ■</text:span></text:p>
      <text:p text:style-name="Text_20_body">This ■ character is called a <text:span text:style-name="T6">pseudo-end-of-file character</text:span><text:span text:style-name="T8"> or </text:span><text:span text:style-name="T6">pseudo-EOF</text:span><text:span text:style-name="T8"> character, since it marks where the logical end of the bit stream is, even if the file containing that bit stream contains some extra garbage bits at the end.</text:span></text:p>
      <text:p text:style-name="Text_20_body">When you actually implement Huffman encoding in the assignment, you will have to make sure to insert a pseudo-EOF character into your encoding tree and will have to take appropriate steps to ensure that you stop decoding bits when you reach it.</text:p>
      <text:h text:style-name="Heading_20_2" text:outline-level="2"/>
      <text:h text:style-name="P12" text:outline-level="2">Practical Considerations: The Encoding Table</text:h>
      <text:p text:style-name="Text_20_body">There is one last issue we have not discussed yet. <text:s/>Suppose that I want to compress a message and send it to you. <text:s/>Using Huffman coding, I can convert the message (plus the pseudo-EOF) into a string of bits and send it to you. <text:s/>However, you cannot decompress the message, because you don't have the encoding tree that I used to send the message.</text:p>
      <text:p text:style-name="Text_20_body">There are many ways to resolve this. <text:s/>We could agree on an encoding tree in advance, but this only works if we already know the distribution of the letters in advance. <text:s/>This might be true if we were always compressing normal English text, but in general is not possible to do.</text:p>
      <text:p text:style-name="Text_20_body">A second option, and the option used in the assignment, is to prefix the bit sequence with a header containing enough information to reconstruct the Huffman encoding tree. <text:s/>There are many options you have for reading and writing the encoding table. <text:s/>You could store the table at the head of the file in a long, human-readable string format using the ASCII characters <text:span text:style-name="T10">'0'</text:span> and <text:span text:style-name="T10">'1'</text:span>, one entry per line, like this:</text:p>
      <text:p text:style-name="_28_Default_29_"><text:tab/><text:tab/><text:tab/><text:tab/><text:tab/><text:span text:style-name="T12">h = 01</text:span></text:p>
      <text:p text:style-name="P2"><text:tab/><text:tab/><text:tab/><text:tab/><text:tab/>a = 000</text:p>
      <text:p text:style-name="P2"><text:tab/><text:tab/><text:tab/><text:tab/><text:tab/>p = 10</text:p>
      <text:p text:style-name="P2"><text:tab/><text:tab/><text:tab/><text:tab/><text:tab/>y = 1111</text:p>
      <text:p text:style-name="P4"><text:tab/><text:tab/><text:tab/><text:tab/><text:tab/>... </text:p>
      <text:p text:style-name="Text_20_body">Reading this back in would allow you to recreate the tree path by path. <text:s/>You could have a line for every character in the ASCII set; characters that are unused would have an empty bit pattern. <text:s/>Or you could conserve space by only listing those characters that appear in the encoding. <text:s/>In such a case you must record a number that tells how many entries are in the table or put some sort of sentinel or marker at the end so you know when you have processed them all.</text:p>
      <text:p text:style-name="Text_20_body">As an alternative to storing sequences of ASCII <text:span text:style-name="T10">'0'</text:span> and <text:span text:style-name="T10">'1'</text:span> characters for the bit patterns, you could store just the character frequency counts and rebuild the tree again from those counts in order to decompress. <text:s/>Again we might include the counts for all characters (including those that are zero) or optimize to only record the non-zero ones. <text:s/>Here is how we might encode the non-zero counts for the <text:span text:style-name="T10">"happy</text:span><text:span text:style-name="T11"> </text:span><text:span text:style-name="T10">hip</text:span><text:span text:style-name="T11"> </text:span><text:span text:style-name="T10">hop"</text:span> string (the 7 at the front says there are 7 entries to follow—6 alphabetic characters, and space):</text:p>
      <text:p text:style-name="P5"><text:tab/>7 h3 a1 p4 y1 <text:s/>2 i1 o1</text:p>
      <text:p text:style-name="Text_20_body">Note that in the current version of the assignment, the exact header format is specified, and you should follow the header format from the spec.</text:p>
      <text:h text:style-name="Heading_20_2" text:outline-level="2">Greedy Algorithms</text:h>
      <text:p text:style-name="Text_20_body">Huffman's algorithm is an example of a <text:span text:style-name="T5">greedy</text:span> algorithm. <text:s/>In general, greedy algorithms use small-grained, or local minimal/maximal choices in attempt to result in a global minimum/maximum. <text:s/>At each step, the algorithm makes the near choice that appears to lead toward the goal in the long-term. <text:s/>In Huffman's case, the insight for its strategy is that combining the two smallest nodes makes both of those character encodings one bit longer (because of the added parent node above them) but given these are the most rare characters, it is a better choice to assign them longer bit patterns than the more frequent characters. <text:s/>The Huffman strategy does, in fact, lead to an overall optimal character encoding.</text:p>
      <text:p text:style-name="Text_20_body">Even when a greedy strategy may not result in the overall best result, it still can be used to approximate when the optimal solution requires an exhaustive or expensive traversal. <text:s/>In a time or space-constrained situation, we might be willing to accept the quick and easy-to-find greedy solution as an approximation.</text:p>
      <text:p text:style-name="P11"><text:span text:style-name="T14"/></text:p>
      <text:p text:style-name="P11"><text:span text:style-name="T14">Copyright © Stanford University and Marty Stepp, licensed under Creative Commons Attribution 2.5 License. <text:s/>All rights reserve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Tahoma1" svg:font-family="Tahoma"/>
    <style:font-face style:name="Times New Roman2" svg:font-family="'Times New Roman'"/>
    <style:font-face style:name="Courier New2" svg:font-family="'Courier New'" style:font-family-generic="modern" style:font-pitch="fixed"/>
    <style:font-face style:name="DejaVu Sans Mono" svg:font-family="'DejaVu Sans Mono'" style:font-family-generic="modern" style:font-pitch="fixed"/>
    <style:font-face style:name="Courier" svg:font-family="Courier" style:font-pitch="variable"/>
    <style:font-face style:name="Courier New1" svg:font-family="'Courier New'" style:font-pitch="variable"/>
    <style:font-face style:name="Courier New" svg:font-family="'Courier New'" style:font-family-generic="roman" style:font-pitch="variable"/>
    <style:font-face style:name="Garamond" svg:font-family="Garamond" style:font-adornments="Regula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Courier New3" svg:font-family="'Courier New'"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text-align="justify" style:justify-single-word="false" fo:orphans="3" fo:widows="3" fo:hyphenation-ladder-count="no-limit" style:page-number="auto"/>
      <style:text-properties style:font-name="Garamond"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Calibri" fo:font-size="16pt" fo:font-weight="bold" style:font-size-asian="16pt" style:font-weight-asian="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Default" style:family="paragraph">
      <style:paragraph-properties fo:text-align="justify" style:justify-single-word="false" fo:orphans="2" fo:widows="2"/>
      <style:text-properties style:use-window-font-color="true" style:font-name="Times" fo:font-size="12pt" fo:language="en" fo:country="US" style:font-name-asian="Times New Roman" style:font-size-asian="12pt" style:language-asian="zxx" style:country-asian="none" style:font-name-complex="Times" style:font-size-complex="10pt" style:language-complex="ar" style:country-complex="SA"/>
    </style:style>
    <style:style style:name="Text" style:family="paragraph" style:parent-style-name="WW-Default" style:next-style-name="Separator" style:class="extra"/>
    <style:style style:name="Separator" style:family="paragraph" style:parent-style-name="WW-Default" style:next-style-name="Text">
      <style:text-properties fo:color="#0000ff"/>
    </style:style>
    <style:style style:name="Bullet_20_list" style:display-name="Bullet list" style:family="paragraph" style:parent-style-name="Text">
      <style:paragraph-properties fo:margin-left="0.1807in" fo:margin-right="0in" fo:margin-top="0in" fo:margin-bottom="0.0555in" fo:text-indent="-0.1807in" style:auto-text-indent="false"/>
    </style:style>
    <style:style style:name="Bold_20_heading" style:display-name="Bold heading" style:family="paragraph" style:parent-style-name="Text_20_body">
      <style:paragraph-properties fo:margin-top="0in" fo:margin-bottom="0.0555in" fo:text-align="start" style:justify-single-word="false" fo:keep-with-next="always"/>
      <style:text-properties fo:font-weight="bold" style:font-weight-asian="bold"/>
    </style:style>
    <style:style style:name="PSep" style:family="paragraph" style:parent-style-name="Standard">
      <style:paragraph-properties fo:text-align="justify" style:justify-single-word="false"/>
      <style:text-properties fo:color="#0000ff"/>
    </style:style>
    <style:style style:name="ESingle" style:family="paragraph" style:parent-style-name="Standard">
      <style:paragraph-properties fo:text-align="justify" style:justify-single-word="false"/>
      <style:text-properties fo:color="#0000ff"/>
    </style:style>
    <style:style style:name="Double" style:family="paragraph" style:parent-style-name="WW-Default">
      <style:paragraph-properties style:line-height-at-least="0.3335in"/>
    </style:style>
    <style:style style:name="Single" style:family="paragraph" style:parent-style-name="Double">
      <style:paragraph-properties fo:line-height="100%"/>
    </style:style>
    <style:style style:name="bh" style:family="paragraph" style:default-outline-level="">
      <style:paragraph-properties fo:margin-top="0in" fo:margin-bottom="0.0555in" fo:text-align="start" style:justify-single-word="false" fo:keep-with-next="always"/>
      <style:text-properties fo:font-weight="bold" style:font-weight-asian="bold" style:font-weight-complex="bold"/>
    </style:style>
    <style:style style:name="up" style:family="paragraph" style:default-outline-level=""/>
    <style:style style:name="_28_Default_29_" style:display-name="(Default)" style:family="paragraph" style:default-outline-level="">
      <style:paragraph-properties fo:text-align="justify" style:justify-single-word="false" fo:orphans="0" fo:widows="0" style:writing-mode="lr-tb"/>
      <style:text-properties style:use-window-font-color="true" fo:font-size="12pt" style:font-size-asian="12pt" style:font-size-complex="12pt"/>
    </style:style>
    <style:style style:name="_28_Separator_29_" style:display-name="(Separator)" style:family="paragraph" style:parent-style-name="_28_Default_29_" style:default-outline-level="">
      <style:text-properties fo:color="#ffff00"/>
    </style:style>
    <style:style style:name="bt" style:family="paragraph" style:parent-style-name="_28_Separator_29_" style:default-outline-level="">
      <style:text-properties fo:font-size="9pt" style:font-size-asian="9pt" style:font-size-complex="9pt"/>
    </style:style>
    <style:style style:name="bu" style:family="paragraph" style:default-outline-level="">
      <style:paragraph-properties fo:margin-left="0.1807in" fo:margin-right="0in" fo:margin-top="0in" fo:margin-bottom="0.0555in" fo:text-indent="-0.1807in" style:auto-text-indent="false"/>
    </style:style>
    <style:style style:name="et" style:family="paragraph" style:parent-style-name="_28_Separator_29_" style:default-outline-level="">
      <style:text-properties fo:font-size="9pt" style:font-size-asian="9pt" style:font-size-complex="9pt"/>
    </style:style>
    <style:style style:name="ip" style:family="paragraph" style:default-outline-level="">
      <style:paragraph-properties fo:margin-left="0in" fo:margin-right="0in" fo:margin-top="0in" fo:margin-bottom="0in" fo:text-indent="0.1807in" style:auto-text-indent="false"/>
    </style:style>
    <style:style style:name="ps" style:family="paragraph" style:parent-style-name="_28_Separator_29_" style:default-outline-level="">
      <style:text-properties fo:font-size="10pt" style:font-size-asian="10pt" style:font-size-complex="10pt"/>
    </style:style>
    <style:style style:name="bs" style:family="paragraph" style:default-outline-level="">
      <style:text-properties fo:font-size="9pt" style:font-size-asian="9pt" style:font-size-complex="9pt"/>
    </style:style>
    <style:style style:name="pi" style:family="paragraph" style:default-outline-level="">
      <style:paragraph-properties fo:text-align="center" style:justify-single-word="false"/>
    </style:style>
    <style:style style:name="es" style:family="paragraph" style:parent-style-name="_28_Separator_29_" style:default-outline-level="">
      <style:text-properties fo:font-size="9pt" style:font-size-asian="9pt" style:font-size-complex="9pt"/>
    </style:style>
    <style:style style:name="cp" style:family="paragraph" style:default-outline-level=""/>
    <style:style style:name="ol" style:family="paragraph" style:default-outline-level="">
      <style:paragraph-properties fo:margin-left="0.25in" fo:margin-right="0in" fo:margin-top="0in" fo:margin-bottom="0.0555in" fo:text-indent="-0.25in" style:auto-text-indent="false"/>
    </style:style>
    <style:style style:name="ss" style:family="paragraph" style:default-outline-level=""/>
    <style:style style:name="_28_Double_29_" style:display-name="(Double)" style:family="paragraph" style:parent-style-name="_28_Default_29_" style:default-outline-level="">
      <style:paragraph-properties style:line-height-at-least="0.3335in"/>
    </style:style>
    <style:style style:name="_28_Single_29_" style:display-name="(Single)" style:family="paragraph" style:parent-style-name="_28_Double_29_" style:default-outline-level="">
      <style:paragraph-properties fo:line-height="100%"/>
    </style:style>
    <style:style style:name="xps" style:family="paragraph" style:parent-style-name="ps" style:default-outline-level="">
      <style:text-properties fo:font-size="7pt" style:font-size-asian="7pt" style:font-size-complex="7pt"/>
    </style:style>
    <style:style style:name="cc" style:family="paragraph" style:default-outline-level="">
      <style:paragraph-properties fo:margin-left="0.5in" fo:margin-right="0in" fo:margin-top="0in" fo:margin-bottom="0in" fo:text-align="start" style:justify-single-word="false" fo:text-indent="0in" style:auto-text-indent="false" fo:keep-with-next="alway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s>
      </style:paragraph-properties>
      <style:text-properties style:font-name="Courier New" fo:font-size="10pt" fo:font-weight="bold" style:font-size-asian="10pt" style:font-weight-asian="bold" style:font-name-complex="Courier New3" style:font-size-complex="10pt" style:font-weight-complex="bold"/>
    </style:style>
    <style:style style:name="ct" style:family="paragraph" style:parent-style-name="cc" style:default-outline-level="">
      <style:paragraph-properties fo:margin-left="0in" fo:margin-right="0in" fo:margin-top="0in" fo:margin-bottom="0in" fo:text-indent="0.0555in" style:auto-text-indent="false">
        <style:tab-stops>
          <style:tab-stop style:position="0.3055in"/>
          <style:tab-stop style:position="0.5555in"/>
          <style:tab-stop style:position="0.8055in"/>
          <style:tab-stop style:position="1.0555in"/>
          <style:tab-stop style:position="1.3055in"/>
          <style:tab-stop style:position="1.5555in"/>
          <style:tab-stop style:position="1.8055in"/>
          <style:tab-stop style:position="2.0555in"/>
          <style:tab-stop style:position="2.3055in"/>
          <style:tab-stop style:position="2.5555in"/>
          <style:tab-stop style:position="2.8055in"/>
          <style:tab-stop style:position="3.0555in"/>
          <style:tab-stop style:position="3.3055in"/>
          <style:tab-stop style:position="3.5555in"/>
          <style:tab-stop style:position="3.8055in"/>
          <style:tab-stop style:position="4.0555in"/>
          <style:tab-stop style:position="4.3055in"/>
          <style:tab-stop style:position="4.5555in"/>
          <style:tab-stop style:position="4.8055in"/>
          <style:tab-stop style:position="5.0555in"/>
          <style:tab-stop style:position="5.3055in"/>
          <style:tab-stop style:position="5.5555in"/>
        </style:tab-stops>
      </style:paragraph-properties>
    </style:style>
    <style:style style:name="ca" style:family="paragraph" style:parent-style-name="_28_Single_29_" style:default-outline-level="">
      <style:paragraph-properties fo:margin-top="0in" fo:margin-bottom="0.0417in" fo:keep-with-next="always"/>
      <style:text-properties style:font-name="Helvetica" fo:font-size="10pt" fo:font-weight="bold" style:font-size-asian="10pt" style:font-weight-asian="bold" style:font-name-complex="Helvetica1" style:font-size-complex="10pt" style:font-weight-complex="bold"/>
    </style:style>
    <style:style style:name="xpi" style:family="paragraph" style:parent-style-name="pi" style:default-outline-level="">
      <style:paragraph-properties fo:margin-left="0.3055in" fo:margin-right="0in" fo:margin-top="0in" fo:margin-bottom="0in" fo:text-indent="0in" style:auto-text-indent="false"/>
    </style:style>
    <style:style style:name="Bold_20_Header" style:display-name="Bold Header" style:family="paragraph" style:parent-style-name="Text_20_body"/>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libri"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3pt" fo:font-weight="bold" style:font-size-asian="14pt" style:font-weight-asian="bold" style:font-size-complex="14pt" style:font-weight-complex="bold"/>
    </style:style>
    <style:style style:name="Picture" style:family="paragraph" style:parent-style-name="Single">
      <style:paragraph-properties fo:text-align="center" style:justify-single-word="false"/>
    </style:style>
    <style:style style:name="ep" style:family="paragraph" style:parent-style-name="_28_Single_29_" style:default-outline-level="">
      <style:paragraph-properties fo:margin-left="1in" fo:margin-right="1in" fo:margin-top="0.0555in" fo:margin-bottom="0in" fo:keep-together="always" fo:text-indent="0in" style:auto-text-indent="false" fo:keep-with-next="always"/>
      <style:text-properties fo:font-style="italic" style:font-style-asian="italic" style:font-style-complex="italic"/>
    </style:style>
    <style:style style:name="ci" style:family="paragraph" style:parent-style-name="_28_Single_29_" style:default-outline-level="">
      <style:paragraph-properties fo:margin-top="0.0417in" fo:margin-bottom="0in" fo:text-align="end" style:justify-single-word="false" fo:keep-together="always"/>
    </style:style>
    <style:style style:name="xc" style:family="paragraph" style:parent-style-name="cc" style:default-outline-level="">
      <style:paragraph-properties fo:margin-left="0.8055in" fo:margin-right="0in" fo:margin-top="0in" fo:margin-bottom="0in" fo:text-indent="0in" style:auto-text-indent="false"/>
    </style:style>
    <style:style style:name="Defaule" style:family="paragraph" style:parent-style-name="Text_20_body">
      <style:text-properties fo:font-weight="bold" style:font-weight-asian="bold" style:font-weight-complex="bold"/>
    </style:style>
    <style:style style:name="C10_20_pgm" style:display-name="C10 pgm" style:family="paragraph" style:parent-style-name="Single">
      <style:paragraph-properties fo:margin-left="0.25in" fo:margin-right="0in" fo:margin-top="0in" fo:margin-bottom="0in" fo:text-align="start" style:justify-single-word="false" fo:text-indent="0in" style:auto-text-indent="false">
        <style:tab-stops>
          <style:tab-stop style:position="0.5in"/>
          <style:tab-stop style:position="0.75in"/>
          <style:tab-stop style:position="1in"/>
          <style:tab-stop style:position="1.25in"/>
          <style:tab-stop style:position="1.5in"/>
          <style:tab-stop style:position="1.75in"/>
          <style:tab-stop style:position="2in"/>
          <style:tab-stop style:position="2.25in"/>
        </style:tab-stops>
      </style:paragraph-properties>
      <style:text-properties style:font-name="Courier" fo:font-size="10pt" style:font-size-asian="10pt" style:font-name-complex="Courier"/>
    </style:style>
    <style:style style:name="Courier_20_New" style:display-name="Courier New" style:family="paragraph" style:parent-style-name="Text_20_body">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902in" fo:margin-bottom="0.2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0</text:page-number> -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Keith Schwarz</meta:initial-creator>
    <meta:creation-date>2007-04-06T14:15:15</meta:creation-date>
    <dc:creator>Registered User</dc:creator>
    <dc:date>2013-11-15T09:02:36.77</dc:date>
    <meta:printed-by>Keith Schwarz</meta:printed-by>
    <meta:print-date>2007-09-20T21:14:41</meta:print-date>
    <dc:language>en-US</dc:language>
    <meta:editing-cycles>228</meta:editing-cycles>
    <meta:editing-duration>P4DT15M58S</meta:editing-duration>
    <meta:document-statistic meta:table-count="3" meta:image-count="0" meta:object-count="10" meta:page-count="10" meta:paragraph-count="176" meta:word-count="4478" meta:character-count="253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1cm" draw:marker-start-width="0.276cm" draw:marker-end="Arrowheads_20_1" draw:marker-end-width="0.376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0.635cm" svg:height="0.635cm" svg:x="0.1cm" svg:y="3.91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 draw:id="id12" draw:layer="layout" svg:width="0.635cm" svg:height="0.635cm" svg:x="1.37cm" svg:y="3.91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0.635cm" svg:height="0.635cm" svg:x="2.64cm" svg:y="3.91cm">
          <text:p text:style-name="P1"><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3" draw:id="id13" draw:layer="layout" svg:width="0.635cm" svg:height="0.635cm" svg:x="3.91cm" svg:y="3.91cm">
          <text:p text:style-name="P1"><text:span text:style-name="T1">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0.635cm" svg:height="0.635cm" svg:x="5.18cm" svg:y="3.91cm">
          <text:p text:style-name="P1"><text:span text:style-name="T1">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635cm" svg:height="0.635cm" svg:x="6.45cm" svg:y="3.91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 draw:id="id8" draw:layer="layout" svg:width="0.635cm" svg:height="0.635cm" svg:x="7.72cm" svg:y="3.91cm">
          <text:p text:style-name="P1"><text:span text:style-name="T1">_</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4" draw:id="id14" draw:layer="layout" svg:width="0.635cm" svg:height="0.635cm" svg:x="6.451cm" svg:y="3.911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 draw:id="id1" draw:layer="layout" svg:width="0.635cm" svg:height="0.635cm" svg:x="0.735cm" svg:y="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 draw:id="id3" draw:layer="layout" svg:width="0.635cm" svg:height="0.635cm" svg:x="3.275cm" svg:y="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635cm" svg:height="0.635cm" svg:x="5.815cm" svg:y="2.64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0.635cm" svg:height="0.635cm" svg:x="8.355cm" svg:y="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 draw:id="id5" draw:layer="layout" svg:width="0.635cm" svg:height="0.635cm" svg:x="5.816cm" svg:y="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0.635cm" svg:height="0.635cm" svg:x="2.005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1" draw:id="id11" draw:layer="layout" svg:width="0.635cm" svg:height="0.635cm" svg:x="7.085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0" draw:id="id10" draw:layer="layout" svg:width="0.635cm" svg:height="0.635cm" svg:x="4.545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draw:type="line" svg:x1="0.828cm" svg:y1="3.182cm" svg:x2="0.417cm" svg:y2="3.91cm" draw:start-shape="id1" draw:start-glue-point="7" draw:end-shape="id2" draw:end-glue-point="4" svg:d="m828 3182-411 728">
          <text:p text:style-name="P1"><text:span text:style-name="T2">0 <text:s text:c="2"/></text:span></text:p>
          <text:p text:style-name="P1"><text:span text:style-name="T2"/></text:p>
        </draw:connector>
        <draw:connector draw:style-name="gr3" draw:text-style-name="P3" draw:layer="layout" draw:type="line" svg:x1="3.368cm" svg:y1="3.182cm" svg:x2="2.957cm" svg:y2="3.91cm" draw:start-shape="id3" draw:start-glue-point="7" draw:end-shape="id4" draw:end-glue-point="4" svg:d="m3368 3182-411 728">
          <text:p text:style-name="P1"><text:span text:style-name="T2">0 <text:s text:c="2"/></text:span></text:p>
          <text:p text:style-name="P1"><text:span text:style-name="T2"/></text:p>
        </draw:connector>
        <draw:connector draw:style-name="gr3" draw:text-style-name="P3" draw:layer="layout" draw:type="line" svg:x1="5.909cm" svg:y1="3.183cm" svg:x2="5.497cm" svg:y2="3.91cm" draw:start-shape="id5" draw:start-glue-point="7" draw:end-shape="id6" draw:end-glue-point="4" svg:d="m5909 3183-412 727">
          <text:p text:style-name="P1"><text:span text:style-name="T2">0 <text:s text:c="2"/></text:span></text:p>
          <text:p text:style-name="P1"><text:span text:style-name="T2"/></text:p>
        </draw:connector>
        <draw:connector draw:style-name="gr3" draw:text-style-name="P3" draw:layer="layout" draw:type="line" svg:x1="8.448cm" svg:y1="3.182cm" svg:x2="8.037cm" svg:y2="3.91cm" draw:start-shape="id7" draw:start-glue-point="7" draw:end-shape="id8" draw:end-glue-point="4" svg:d="m8448 3182-411 728">
          <text:p text:style-name="P1"><text:span text:style-name="T2">0 <text:s text:c="2"/></text:span></text:p>
          <text:p text:style-name="P1"><text:span text:style-name="T2"/></text:p>
        </draw:connector>
        <draw:connector draw:style-name="gr3" draw:text-style-name="P3" draw:layer="layout" draw:type="line" svg:x1="2.098cm" svg:y1="1.912cm" svg:x2="1.052cm" svg:y2="2.64cm" draw:start-shape="id9" draw:start-glue-point="7" draw:end-shape="id1" draw:end-glue-point="4" svg:d="m2098 1912-1046 728">
          <text:p text:style-name="P1"><text:span text:style-name="T2">0 <text:s text:c="2"/></text:span></text:p>
          <text:p text:style-name="P1"><text:span text:style-name="T2"/></text:p>
        </draw:connector>
        <draw:connector draw:style-name="gr3" draw:text-style-name="P3" draw:layer="layout" draw:type="line" svg:x1="4.638cm" svg:y1="0.642cm" svg:x2="2.547cm" svg:y2="1.463cm" draw:start-shape="id10" draw:start-glue-point="7" draw:end-shape="id9" draw:end-glue-point="11" svg:d="m4638 642-2091 821">
          <text:p text:style-name="P1"><text:span text:style-name="T2">0 <text:s text:c="2"/></text:span></text:p>
          <text:p text:style-name="P1"><text:span text:style-name="T2"/></text:p>
        </draw:connector>
        <draw:connector draw:style-name="gr3" draw:text-style-name="P3" draw:layer="layout" draw:type="line" svg:x1="7.178cm" svg:y1="1.912cm" svg:x2="6.133cm" svg:y2="2.641cm" draw:start-shape="id11" draw:start-glue-point="7" draw:end-shape="id5" draw:end-glue-point="4" svg:d="m7178 1912-1045 729">
          <text:p text:style-name="P1"><text:span text:style-name="T2">0 <text:s text:c="2"/></text:span></text:p>
          <text:p text:style-name="P1"><text:span text:style-name="T2"/></text:p>
        </draw:connector>
        <draw:connector draw:style-name="gr3" draw:text-style-name="P3" draw:layer="layout" draw:type="line" svg:x1="1.277cm" svg:y1="3.182cm" svg:x2="1.687cm" svg:y2="3.91cm" draw:start-shape="id1" draw:start-glue-point="9" draw:end-shape="id12" draw:end-glue-point="4" svg:d="m1277 3182 410 728">
          <text:p text:style-name="P1"><text:span text:style-name="T2"><text:s text:c="3"/></text:span><text:span text:style-name="T2">1</text:span></text:p>
          <text:p text:style-name="P1"><text:span text:style-name="T2"/></text:p>
        </draw:connector>
        <draw:connector draw:style-name="gr3" draw:text-style-name="P3" draw:layer="layout" draw:type="line" svg:x1="3.817cm" svg:y1="3.182cm" svg:x2="4.227cm" svg:y2="3.91cm" draw:start-shape="id3" draw:start-glue-point="9" draw:end-shape="id13" draw:end-glue-point="4" svg:d="m3817 3182 410 728">
          <text:p text:style-name="P1"><text:span text:style-name="T2"><text:s text:c="3"/></text:span><text:span text:style-name="T2">1</text:span></text:p>
          <text:p text:style-name="P1"><text:span text:style-name="T2"/></text:p>
        </draw:connector>
        <draw:connector draw:style-name="gr3" draw:text-style-name="P3" draw:layer="layout" draw:type="line" svg:x1="6.358cm" svg:y1="3.183cm" svg:x2="6.769cm" svg:y2="3.911cm" draw:start-shape="id5" draw:start-glue-point="9" draw:end-shape="id14" draw:end-glue-point="4" svg:d="m6358 3183 411 728">
          <text:p text:style-name="P1"><text:span text:style-name="T2"><text:s text:c="3"/></text:span><text:span text:style-name="T2">1</text:span></text:p>
          <text:p text:style-name="P1"><text:span text:style-name="T2"/></text:p>
        </draw:connector>
        <draw:connector draw:style-name="gr3" draw:text-style-name="P3" draw:layer="layout" draw:type="line" svg:x1="2.547cm" svg:y1="1.912cm" svg:x2="3.592cm" svg:y2="2.64cm" draw:start-shape="id9" draw:start-glue-point="9" draw:end-shape="id3" draw:end-glue-point="4" svg:d="m2547 1912 1045 728">
          <text:p text:style-name="P1"><text:span text:style-name="T2"><text:s text:c="3"/></text:span><text:span text:style-name="T2">1</text:span></text:p>
          <text:p text:style-name="P1"><text:span text:style-name="T2"/></text:p>
        </draw:connector>
        <draw:connector draw:style-name="gr3" draw:text-style-name="P3" draw:layer="layout" draw:type="line" svg:x1="7.72cm" svg:y1="1.687cm" svg:x2="8.672cm" svg:y2="2.64cm" draw:start-shape="id11" draw:end-shape="id7" draw:end-glue-point="4" svg:d="m7720 1687 952 953">
          <text:p text:style-name="P1"><text:span text:style-name="T2"><text:s text:c="3"/></text:span><text:span text:style-name="T2">1</text:span></text:p>
          <text:p text:style-name="P1"><text:span text:style-name="T2"/></text:p>
        </draw:connector>
        <draw:connector draw:style-name="gr3" draw:text-style-name="P3" draw:layer="layout" draw:type="line" svg:x1="5.087cm" svg:y1="0.642cm" svg:x2="7.402cm" svg:y2="1.37cm" draw:start-shape="id10" draw:start-glue-point="9" draw:end-shape="id11" draw:end-glue-point="4" svg:d="m5087 642 2315 728">
          <text:p text:style-name="P1"><text:span text:style-name="T2"><text:s text:c="3"/></text:span><text:span text:style-name="T2">1</text:span></text:p>
          <text:p text:style-name="P1"><text:span text:style-name="T2"/></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131 902" svg:d="m564 0-564 902h1131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9.144cm" fo:page-height="4.6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draw:fill="none" draw:textarea-horizontal-align="justify" draw:textarea-vertical-align="middle" draw:auto-grow-height="false"/>
    </style:style>
    <style:style style:name="gr4" style:family="graphic" style:parent-style-name="standard">
      <style:graphic-properties svg:stroke-width="0.051cm" draw:marker-start-width="0.276cm" draw:marker-end="Arrowheads_20_1" draw:marker-end-width="0.376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5" draw:id="id5" draw:layer="layout" svg:width="0.635cm" svg:height="0.635cm" svg:x="3.275cm" svg:y="2.64cm">
          <text:p text:style-name="P1"><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0.635cm" svg:height="0.635cm" svg:x="4.545cm" svg:y="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0.635cm" svg:height="0.635cm" svg:x="7.085cm" svg:y="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3.275cm" svg:y="3.275cm">
          <text:p text:style-name="P1"><text:span text:style-name="T1">4</text:span></text:p>
          <draw:enhanced-geometry svg:viewBox="0 0 21600 21600" draw:type="rectangle" draw:enhanced-path="M 0 0 L 21600 0 21600 21600 0 21600 0 0 Z N"/>
        </draw:custom-shape>
        <draw:custom-shape draw:style-name="gr3" draw:text-style-name="P2" draw:layer="layout" svg:width="0.635cm" svg:height="0.635cm" svg:x="4.545cm" svg:y="4.545cm">
          <text:p text:style-name="P1"><text:span text:style-name="T1">2</text:span></text:p>
          <draw:enhanced-geometry svg:viewBox="0 0 21600 21600" draw:type="rectangle" draw:enhanced-path="M 0 0 L 21600 0 21600 21600 0 21600 0 0 Z N"/>
        </draw:custom-shape>
        <draw:custom-shape draw:style-name="gr2" draw:text-style-name="P1" xml:id="id1" draw:id="id1" draw:layer="layout" svg:width="0.635cm" svg:height="0.635cm" svg:x="5.815cm" svg:y="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5.908cm" svg:y1="3.182cm" svg:x2="4.862cm" svg:y2="3.91cm" draw:start-shape="id1" draw:start-glue-point="7" draw:end-shape="id2" draw:end-glue-point="4" svg:d="m5908 3182-1046 728">
          <text:p/>
        </draw:connector>
        <draw:connector draw:style-name="gr4" draw:text-style-name="P3" draw:layer="layout" draw:type="line" svg:x1="6.357cm" svg:y1="3.182cm" svg:x2="7.402cm" svg:y2="3.91cm" draw:start-shape="id1" draw:start-glue-point="9" draw:end-shape="id3" draw:end-glue-point="4" svg:d="m6357 3182 1045 728">
          <text:p/>
        </draw:connector>
        <draw:custom-shape draw:style-name="gr3" draw:text-style-name="P2" draw:layer="layout" svg:width="0.635cm" svg:height="0.635cm" svg:x="5.815cm" svg:y="3.275cm">
          <text:p text:style-name="P1"><text:span text:style-name="T1">4</text:span></text:p>
          <draw:enhanced-geometry svg:viewBox="0 0 21600 21600" draw:type="rectangle" draw:enhanced-path="M 0 0 L 21600 0 21600 21600 0 21600 0 0 Z N"/>
        </draw:custom-shape>
        <draw:custom-shape draw:style-name="gr2" draw:text-style-name="P1" xml:id="id4" draw:id="id4" draw:layer="layout" svg:width="0.635cm" svg:height="0.635cm" svg:x="4.545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4.545cm" svg:y="2.005cm">
          <text:p text:style-name="P1"><text:span text:style-name="T1">8</text:span></text:p>
          <draw:enhanced-geometry svg:viewBox="0 0 21600 21600" draw:type="rectangle" draw:enhanced-path="M 0 0 L 21600 0 21600 21600 0 21600 0 0 Z N"/>
        </draw:custom-shape>
        <draw:connector draw:style-name="gr4" draw:text-style-name="P3" draw:layer="layout" draw:type="line" svg:x1="4.638cm" svg:y1="1.912cm" svg:x2="3.592cm" svg:y2="2.64cm" draw:start-shape="id4" draw:start-glue-point="7" draw:end-shape="id5" draw:end-glue-point="4" svg:d="m4638 1912-1046 728">
          <text:p/>
        </draw:connector>
        <draw:connector draw:style-name="gr4" draw:text-style-name="P3" draw:layer="layout" draw:type="line" svg:x1="5.087cm" svg:y1="1.912cm" svg:x2="6.132cm" svg:y2="2.64cm" draw:start-shape="id4" draw:start-glue-point="9" draw:end-shape="id1" draw:end-glue-point="4" svg:d="m5087 1912 1045 728">
          <text:p/>
        </draw:connector>
        <draw:custom-shape draw:style-name="gr1" draw:text-style-name="P2" xml:id="id10" draw:id="id10" draw:layer="layout" svg:width="0.635cm" svg:height="0.635cm" svg:x="0.1cm" svg:y="2.64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0.1cm" svg:y="3.275cm">
          <text:p text:style-name="P1"><text:span text:style-name="T1">3</text:span></text:p>
          <draw:enhanced-geometry svg:viewBox="0 0 21600 21600" draw:type="rectangle" draw:enhanced-path="M 0 0 L 21600 0 21600 21600 0 21600 0 0 Z N"/>
        </draw:custom-shape>
        <draw:custom-shape draw:style-name="gr1" draw:text-style-name="P1" xml:id="id7" draw:id="id7" draw:layer="layout" svg:width="0.635cm" svg:height="0.635cm" svg:x="0.735cm" svg:y="3.91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0.735cm" svg:y="4.545cm">
          <text:p text:style-name="P1"><text:span text:style-name="T1">1</text:span></text:p>
          <draw:enhanced-geometry svg:viewBox="0 0 21600 21600" draw:type="rectangle" draw:enhanced-path="M 0 0 L 21600 0 21600 21600 0 21600 0 0 Z N"/>
        </draw:custom-shape>
        <draw:custom-shape draw:style-name="gr1" draw:text-style-name="P1" xml:id="id8" draw:id="id8" draw:layer="layout" svg:width="0.635cm" svg:height="0.635cm" svg:x="2.005cm" svg:y="3.91cm">
          <text:p text:style-name="P1"><text:span text:style-name="T1">_</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2.005cm" svg:y="4.545cm">
          <text:p text:style-name="P1"><text:span text:style-name="T1">2</text:span></text:p>
          <draw:enhanced-geometry svg:viewBox="0 0 21600 21600" draw:type="rectangle" draw:enhanced-path="M 0 0 L 21600 0 21600 21600 0 21600 0 0 Z N"/>
        </draw:custom-shape>
        <draw:custom-shape draw:style-name="gr2" draw:text-style-name="P1" xml:id="id6" draw:id="id6" draw:layer="layout" svg:width="0.635cm" svg:height="0.635cm" svg:x="1.37cm" svg:y="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1.463cm" svg:y1="3.182cm" svg:x2="1.052cm" svg:y2="3.91cm" draw:start-shape="id6" draw:start-glue-point="7" draw:end-shape="id7" draw:end-glue-point="4" svg:d="m1463 3182-411 728">
          <text:p/>
        </draw:connector>
        <draw:connector draw:style-name="gr4" draw:text-style-name="P3" draw:layer="layout" draw:type="line" svg:x1="1.912cm" svg:y1="3.182cm" svg:x2="2.322cm" svg:y2="3.91cm" draw:start-shape="id6" draw:start-glue-point="9" draw:end-shape="id8" draw:end-glue-point="4" svg:d="m1912 3182 410 728">
          <text:p/>
        </draw:connector>
        <draw:custom-shape draw:style-name="gr3" draw:text-style-name="P2" draw:layer="layout" svg:width="0.635cm" svg:height="0.635cm" svg:x="1.37cm" svg:y="3.275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0.635cm" svg:height="0.635cm" svg:x="0.735cm" svg:y="2.005cm">
          <text:p text:style-name="P1"><text:span text:style-name="T1">6</text:span></text:p>
          <draw:enhanced-geometry svg:viewBox="0 0 21600 21600" draw:type="rectangle" draw:enhanced-path="M 0 0 L 21600 0 21600 21600 0 21600 0 0 Z N"/>
        </draw:custom-shape>
        <draw:custom-shape draw:style-name="gr2" draw:text-style-name="P1" xml:id="id9" draw:id="id9" draw:layer="layout" svg:width="0.635cm" svg:height="0.635cm" svg:x="0.735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0.828cm" svg:y1="1.912cm" svg:x2="0.417cm" svg:y2="2.64cm" draw:start-shape="id9" draw:start-glue-point="7" draw:end-shape="id10" draw:end-glue-point="4" svg:d="m828 1912-411 728">
          <text:p/>
        </draw:connector>
        <draw:connector draw:style-name="gr4" draw:text-style-name="P3" draw:layer="layout" draw:type="line" svg:x1="1.277cm" svg:y1="1.912cm" svg:x2="1.687cm" svg:y2="2.64cm" draw:start-shape="id9" draw:start-glue-point="9" draw:end-shape="id6" draw:end-glue-point="4" svg:d="m1277 1912 410 728">
          <text:p/>
        </draw:connector>
        <draw:custom-shape draw:style-name="gr2" draw:text-style-name="P1" xml:id="id11" draw:id="id11" draw:layer="layout" svg:width="0.635cm" svg:height="0.635cm" svg:x="2.64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2.733cm" svg:y1="0.642cm" svg:x2="1.052cm" svg:y2="1.37cm" draw:start-shape="id11" draw:start-glue-point="7" draw:end-shape="id9" draw:end-glue-point="4" svg:d="m2733 642-1681 728">
          <text:p/>
        </draw:connector>
        <draw:connector draw:style-name="gr4" draw:text-style-name="P3" draw:layer="layout" draw:type="line" svg:x1="3.182cm" svg:y1="0.642cm" svg:x2="4.862cm" svg:y2="1.37cm" draw:start-shape="id11" draw:start-glue-point="9" draw:end-shape="id4" draw:end-glue-point="4" svg:d="m3182 642 1680 728">
          <text:p/>
        </draw:connector>
        <draw:custom-shape draw:style-name="gr3" draw:text-style-name="P2" draw:layer="layout" svg:width="0.635cm" svg:height="0.635cm" svg:x="2.64cm" svg:y="0.735cm">
          <text:p text:style-name="P1"><text:span text:style-name="T1">14</text:span></text:p>
          <draw:enhanced-geometry svg:viewBox="0 0 21600 21600" draw:type="rectangle" draw:enhanced-path="M 0 0 L 21600 0 21600 21600 0 21600 0 0 Z N"/>
        </draw:custom-shape>
        <draw:custom-shape draw:style-name="gr1" draw:text-style-name="P1" xml:id="id12" draw:id="id12" draw:layer="measurelines" svg:width="0.635cm" svg:height="0.635cm" svg:x="3.91cm" svg:y="5.18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measurelines" svg:width="0.635cm" svg:height="0.635cm" svg:x="5.18cm" svg:y="5.18cm">
          <text:p text:style-name="P1"><text:span text:style-name="T1">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measurelines" draw:type="line" svg:x1="4.638cm" svg:y1="4.452cm" svg:x2="4.227cm" svg:y2="5.18cm" draw:start-shape="id2" draw:start-glue-point="7" draw:end-shape="id12" draw:end-glue-point="4" svg:d="m4638 4452-411 728">
          <text:p/>
        </draw:connector>
        <draw:connector draw:style-name="gr4" draw:text-style-name="P3" draw:layer="measurelines" draw:type="line" svg:x1="5.087cm" svg:y1="4.452cm" svg:x2="5.497cm" svg:y2="5.18cm" draw:start-shape="id2" draw:start-glue-point="9" draw:end-shape="id13" draw:end-glue-point="4" svg:d="m5087 4452 410 728">
          <text:p/>
        </draw:connector>
        <draw:custom-shape draw:style-name="gr3" draw:text-style-name="P2" draw:layer="measurelines" svg:width="0.635cm" svg:height="0.635cm" svg:x="3.91cm" svg:y="5.815cm">
          <text:p text:style-name="P1"><text:span text:style-name="T1">1</text:span></text:p>
          <draw:enhanced-geometry svg:viewBox="0 0 21600 21600" draw:type="rectangle" draw:enhanced-path="M 0 0 L 21600 0 21600 21600 0 21600 0 0 Z N"/>
        </draw:custom-shape>
        <draw:custom-shape draw:style-name="gr3" draw:text-style-name="P2" draw:layer="measurelines" svg:width="0.635cm" svg:height="0.635cm" svg:x="5.18cm" svg:y="5.815cm">
          <text:p text:style-name="P1"><text:span text:style-name="T1">1</text:span></text:p>
          <draw:enhanced-geometry svg:viewBox="0 0 21600 21600" draw:type="rectangle" draw:enhanced-path="M 0 0 L 21600 0 21600 21600 0 21600 0 0 Z N"/>
        </draw:custom-shape>
        <draw:custom-shape draw:style-name="gr3" draw:text-style-name="P2" draw:layer="measurelines" svg:width="0.635cm" svg:height="0.635cm" svg:x="7.085cm" svg:y="4.545cm">
          <text:p text:style-name="P1"><text:span text:style-name="T1">2</text:span></text:p>
          <draw:enhanced-geometry svg:viewBox="0 0 21600 21600" draw:type="rectangle" draw:enhanced-path="M 0 0 L 21600 0 21600 21600 0 21600 0 0 Z N"/>
        </draw:custom-shape>
        <draw:custom-shape draw:style-name="gr1" draw:text-style-name="P1" xml:id="id14" draw:id="id14" draw:layer="measurelines" svg:width="0.635cm" svg:height="0.635cm" svg:x="6.45cm" svg:y="5.18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measurelines" svg:width="0.635cm" svg:height="0.635cm" svg:x="7.72cm" svg:y="5.18cm">
          <text:p text:style-name="P1"><text:span text:style-name="T1">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measurelines" draw:type="line" svg:x1="7.178cm" svg:y1="4.452cm" svg:x2="6.767cm" svg:y2="5.18cm" draw:start-shape="id3" draw:start-glue-point="7" draw:end-shape="id14" draw:end-glue-point="4" svg:d="m7178 4452-411 728">
          <text:p/>
        </draw:connector>
        <draw:connector draw:style-name="gr4" draw:text-style-name="P3" draw:layer="measurelines" draw:type="line" svg:x1="7.627cm" svg:y1="4.452cm" svg:x2="8.037cm" svg:y2="5.18cm" draw:start-shape="id3" draw:start-glue-point="9" draw:end-shape="id15" draw:end-glue-point="4" svg:d="m7627 4452 410 728">
          <text:p/>
        </draw:connector>
        <draw:custom-shape draw:style-name="gr3" draw:text-style-name="P2" draw:layer="measurelines" svg:width="0.635cm" svg:height="0.635cm" svg:x="6.45cm" svg:y="5.815cm">
          <text:p text:style-name="P1"><text:span text:style-name="T1">1</text:span></text:p>
          <draw:enhanced-geometry svg:viewBox="0 0 21600 21600" draw:type="rectangle" draw:enhanced-path="M 0 0 L 21600 0 21600 21600 0 21600 0 0 Z N"/>
        </draw:custom-shape>
        <draw:custom-shape draw:style-name="gr3" draw:text-style-name="P2" draw:layer="measurelines" svg:width="0.635cm" svg:height="0.635cm" svg:x="7.72cm" svg:y="5.815cm">
          <text:p text:style-name="P1"><text:span text:style-name="T1">1</text:span></text:p>
          <draw:enhanced-geometry svg:viewBox="0 0 21600 21600" draw:type="rectangle" draw:enhanced-path="M 0 0 L 21600 0 21600 21600 0 21600 0 0 Z N"/>
        </draw:custom-shap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509cm" fo:page-height="6.3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1cm" draw:marker-start-width="0.276cm" draw:marker-end="Arrowheads_20_1" draw:marker-end-width="0.376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0.635cm" svg:height="0.635cm" svg:x="0.1cm" svg:y="3.91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 draw:id="id9" draw:layer="layout" svg:width="0.635cm" svg:height="0.635cm" svg:x="1.37cm" svg:y="3.91cm">
          <text:p text:style-name="P1"><text:span text:style-name="T1">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0.635cm" svg:height="0.635cm" svg:x="3.91cm" svg:y="3.91cm">
          <text:p text:style-name="P1"><text:span text:style-name="T1">_</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 draw:id="id1" draw:layer="layout" svg:width="0.635cm" svg:height="0.635cm" svg:x="0.735cm" svg:y="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 draw:id="id10" draw:layer="layout" svg:width="0.635cm" svg:height="0.635cm" svg:x="2.005cm" svg:y="2.64cm">
          <text:p text:style-name="P1"><text:span text:style-name="T1">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3" draw:id="id3" draw:layer="layout" svg:width="0.635cm" svg:height="0.635cm" svg:x="4.545cm" svg:y="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 draw:id="id8" draw:layer="layout" svg:width="0.635cm" svg:height="0.635cm" svg:x="3.275cm" svg:y="2.64cm">
          <text:p text:style-name="P1"><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 draw:id="id5" draw:layer="layout" svg:width="0.635cm" svg:height="0.635cm" svg:x="1.37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0.635cm" svg:height="0.635cm" svg:x="3.91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 draw:id="id6" draw:layer="layout" svg:width="0.635cm" svg:height="0.635cm" svg:x="2.64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draw:type="line" svg:x1="0.828cm" svg:y1="3.182cm" svg:x2="0.417cm" svg:y2="3.91cm" draw:start-shape="id1" draw:start-glue-point="7" draw:end-shape="id2" draw:end-glue-point="4" svg:d="m828 3182-411 728">
          <text:p text:style-name="P1"><text:span text:style-name="T2">0 <text:s text:c="2"/></text:span></text:p>
          <text:p text:style-name="P1"><text:span text:style-name="T2"/></text:p>
        </draw:connector>
        <draw:connector draw:style-name="gr3" draw:text-style-name="P3" draw:layer="layout" draw:type="line" svg:x1="4.638cm" svg:y1="3.182cm" svg:x2="4.227cm" svg:y2="3.91cm" draw:start-shape="id3" draw:start-glue-point="7" draw:end-shape="id4" draw:end-glue-point="4" svg:d="m4638 3182-411 728">
          <text:p text:style-name="P1"><text:span text:style-name="T2">0 <text:s text:c="2"/></text:span></text:p>
          <text:p text:style-name="P1"><text:span text:style-name="T2"/></text:p>
        </draw:connector>
        <draw:connector draw:style-name="gr3" draw:text-style-name="P3" draw:layer="layout" draw:type="line" svg:x1="1.463cm" svg:y1="1.912cm" svg:x2="1.052cm" svg:y2="2.64cm" draw:start-shape="id5" draw:start-glue-point="7" draw:end-shape="id1" draw:end-glue-point="4" svg:d="m1463 1912-411 728">
          <text:p text:style-name="P1"><text:span text:style-name="T2">0 <text:s text:c="2"/></text:span></text:p>
          <text:p text:style-name="P1"><text:span text:style-name="T2"/></text:p>
        </draw:connector>
        <draw:connector draw:style-name="gr3" draw:text-style-name="P3" draw:layer="layout" draw:type="line" svg:x1="2.733cm" svg:y1="0.642cm" svg:x2="1.912cm" svg:y2="1.463cm" draw:start-shape="id6" draw:start-glue-point="7" draw:end-shape="id5" draw:end-glue-point="11" svg:d="m2733 642-821 821">
          <text:p text:style-name="P1"><text:span text:style-name="T2">0 <text:s text:c="2"/></text:span></text:p>
          <text:p text:style-name="P1"><text:span text:style-name="T2"/></text:p>
        </draw:connector>
        <draw:connector draw:style-name="gr3" draw:text-style-name="P3" draw:layer="layout" draw:type="line" svg:x1="4.003cm" svg:y1="1.912cm" svg:x2="3.592cm" svg:y2="2.64cm" draw:start-shape="id7" draw:start-glue-point="7" draw:end-shape="id8" draw:end-glue-point="4" svg:d="m4003 1912-411 728">
          <text:p text:style-name="P1"><text:span text:style-name="T2">0 <text:s text:c="2"/></text:span></text:p>
          <text:p text:style-name="P1"><text:span text:style-name="T2"/></text:p>
        </draw:connector>
        <draw:connector draw:style-name="gr3" draw:text-style-name="P3" draw:layer="layout" draw:type="line" svg:x1="1.277cm" svg:y1="3.182cm" svg:x2="1.687cm" svg:y2="3.91cm" draw:start-shape="id1" draw:start-glue-point="9" draw:end-shape="id9" draw:end-glue-point="4" svg:d="m1277 3182 410 728">
          <text:p text:style-name="P1"><text:span text:style-name="T2"><text:s text:c="3"/></text:span><text:span text:style-name="T2">1</text:span></text:p>
          <text:p text:style-name="P1"><text:span text:style-name="T2"/></text:p>
        </draw:connector>
        <draw:connector draw:style-name="gr3" draw:text-style-name="P3" draw:layer="layout" draw:type="line" svg:x1="1.912cm" svg:y1="1.912cm" svg:x2="2.322cm" svg:y2="2.64cm" draw:start-shape="id5" draw:start-glue-point="9" draw:end-shape="id10" draw:end-glue-point="4" svg:d="m1912 1912 410 728">
          <text:p text:style-name="P1"><text:span text:style-name="T2"><text:s text:c="3"/></text:span><text:span text:style-name="T2">1</text:span></text:p>
          <text:p text:style-name="P1"><text:span text:style-name="T2"/></text:p>
        </draw:connector>
        <draw:connector draw:style-name="gr3" draw:text-style-name="P3" draw:layer="layout" draw:type="line" svg:x1="4.452cm" svg:y1="1.912cm" svg:x2="4.862cm" svg:y2="2.64cm" draw:start-shape="id7" draw:start-glue-point="9" draw:end-shape="id3" draw:end-glue-point="4" svg:d="m4452 1912 410 728">
          <text:p text:style-name="P1"><text:span text:style-name="T2"><text:s text:c="3"/></text:span><text:span text:style-name="T2">1</text:span></text:p>
          <text:p text:style-name="P1"><text:span text:style-name="T2"/></text:p>
        </draw:connector>
        <draw:connector draw:style-name="gr3" draw:text-style-name="P3" draw:layer="layout" draw:type="line" svg:x1="3.182cm" svg:y1="0.642cm" svg:x2="4.227cm" svg:y2="1.37cm" draw:start-shape="id6" draw:start-glue-point="9" draw:end-shape="id7" draw:end-glue-point="4" svg:d="m3182 642 1045 728">
          <text:p text:style-name="P1"><text:span text:style-name="T2"><text:s text:c="3"/></text:span><text:span text:style-name="T2">1</text:span></text:p>
          <text:p text:style-name="P1"><text:span text:style-name="T2"/></text:p>
        </draw:connector>
        <draw:custom-shape draw:style-name="gr2" draw:text-style-name="P2" xml:id="id11" draw:id="id11" draw:layer="layout" svg:width="0.635cm" svg:height="0.635cm" svg:x="5.18cm" svg:y="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3" draw:id="id13" draw:layer="layout" svg:width="0.635cm" svg:height="0.635cm" svg:x="4.545cm" svg:y="5.18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 draw:id="id12" draw:layer="layout" svg:width="0.635cm" svg:height="0.635cm" svg:x="5.815cm" svg:y="5.18cm">
          <text:p text:style-name="P1"><text:span text:style-name="T1">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draw:type="line" svg:x1="5.087cm" svg:y1="3.182cm" svg:x2="5.497cm" svg:y2="3.91cm" draw:start-shape="id3" draw:start-glue-point="9" draw:end-shape="id11" draw:end-glue-point="4" svg:d="m5087 3182 410 728">
          <text:p text:style-name="P1"><text:span text:style-name="T2"><text:s text:c="3"/></text:span><text:span text:style-name="T2">1</text:span></text:p>
          <text:p text:style-name="P1"><text:span text:style-name="T2"/></text:p>
        </draw:connector>
        <draw:connector draw:style-name="gr3" draw:text-style-name="P3" draw:layer="layout" draw:type="line" svg:x1="5.722cm" svg:y1="4.452cm" svg:x2="6.132cm" svg:y2="5.18cm" draw:start-shape="id11" draw:start-glue-point="9" draw:end-shape="id12" draw:end-glue-point="4" svg:d="m5722 4452 410 728">
          <text:p text:style-name="P1"><text:span text:style-name="T2"><text:s text:c="3"/></text:span><text:span text:style-name="T2">1</text:span></text:p>
          <text:p text:style-name="P1"><text:span text:style-name="T2"/></text:p>
        </draw:connector>
        <draw:connector draw:style-name="gr3" draw:text-style-name="P3" draw:layer="layout" draw:type="line" svg:x1="5.273cm" svg:y1="4.452cm" svg:x2="4.862cm" svg:y2="5.18cm" draw:start-shape="id11" draw:start-glue-point="7" draw:end-shape="id13" draw:end-glue-point="4" svg:d="m5273 4452-411 728">
          <text:p text:style-name="P1"><text:span text:style-name="T2">0 <text:s text:c="2"/></text:span></text:p>
          <text:p text:style-name="P1"><text:span text:style-name="T2"/></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604cm" fo:page-height="5.96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draw:fill="none"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525cm" svg:height="1.905cm" svg:x="0cm" svg:y="0cm">
          <text:p/>
          <draw:enhanced-geometry svg:viewBox="0 0 21600 21600" draw:type="rectangle" draw:enhanced-path="M 0 0 L 21600 0 21600 21600 0 21600 0 0 Z N"/>
        </draw:custom-shape>
        <draw:custom-shape draw:style-name="gr2" draw:text-style-name="P2" draw:layer="layout" svg:width="0.635cm" svg:height="0.635cm" svg:x="0.635cm" svg:y="0.635cm">
          <text:p text:style-name="P1"><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1.905cm" svg:y="0.635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3.175cm" svg:y="0.635cm">
          <text:p text:style-name="P1"><text:span text:style-name="T1">_</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4.445cm" svg:y="0.63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5.715cm" svg:y="0.635cm">
          <text:p text:style-name="P1"><text:span text:style-name="T1">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6.985cm" svg:y="0.635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8.255cm" svg:y="0.635cm">
          <text:p text:style-name="P1"><text:span text:style-name="T1">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0.635cm" svg:y="1.27cm">
          <text:p text:style-name="P1"><text:span text:style-name="T1">4</text:span></text:p>
          <draw:enhanced-geometry svg:viewBox="0 0 21600 21600" draw:type="rectangle" draw:enhanced-path="M 0 0 L 21600 0 21600 21600 0 21600 0 0 Z N"/>
        </draw:custom-shape>
        <draw:custom-shape draw:style-name="gr3" draw:text-style-name="P2" draw:layer="layout" svg:width="0.635cm" svg:height="0.635cm" svg:x="1.905cm" svg:y="1.2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0.635cm" svg:height="0.635cm" svg:x="3.175cm" svg:y="1.27cm">
          <text:p text:style-name="P1"><text:span text:style-name="T1">2</text:span></text:p>
          <draw:enhanced-geometry svg:viewBox="0 0 21600 21600" draw:type="rectangle" draw:enhanced-path="M 0 0 L 21600 0 21600 21600 0 21600 0 0 Z N"/>
        </draw:custom-shape>
        <draw:custom-shape draw:style-name="gr3" draw:text-style-name="P2" draw:layer="layout" svg:width="0.635cm" svg:height="0.635cm" svg:x="4.445cm" svg:y="1.2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5.715cm" svg:y="1.2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6.985cm" svg:y="1.2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8.255cm" svg:y="1.27cm">
          <text:p text:style-name="P1"><text:span text:style-name="T1">1</text:span></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9.525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draw:fill="none" draw:textarea-horizontal-align="justify" draw:textarea-vertical-align="middle" draw:auto-grow-height="false"/>
    </style:style>
    <style:style style:name="gr4"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1cm" draw:marker-start-width="0.276cm" draw:marker-end="Arrowheads_20_1" draw:marker-end-width="0.376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255cm" svg:height="1.905cm" svg:x="0cm" svg:y="0cm">
          <text:p/>
          <draw:enhanced-geometry svg:viewBox="0 0 21600 21600" draw:type="rectangle" draw:enhanced-path="M 0 0 L 21600 0 21600 21600 0 21600 0 0 Z N"/>
        </draw:custom-shape>
        <draw:custom-shape draw:style-name="gr2" draw:text-style-name="P2" draw:layer="layout" svg:width="0.635cm" svg:height="0.635cm" svg:x="0.635cm" svg:y="0.635cm">
          <text:p text:style-name="P1"><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1.905cm" svg:y="0.635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3.175cm" svg:y="0.635cm">
          <text:p text:style-name="P1"><text:span text:style-name="T1">_</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5.715cm" svg:y="0.63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6.985cm" svg:y="0.635cm">
          <text:p text:style-name="P1"><text:span text:style-name="T1">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0.635cm" svg:y="1.27cm">
          <text:p text:style-name="P1"><text:span text:style-name="T1">4</text:span></text:p>
          <draw:enhanced-geometry svg:viewBox="0 0 21600 21600" draw:type="rectangle" draw:enhanced-path="M 0 0 L 21600 0 21600 21600 0 21600 0 0 Z N"/>
        </draw:custom-shape>
        <draw:custom-shape draw:style-name="gr3" draw:text-style-name="P2" draw:layer="layout" svg:width="0.635cm" svg:height="0.635cm" svg:x="1.905cm" svg:y="1.2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0.635cm" svg:height="0.635cm" svg:x="3.175cm" svg:y="1.27cm">
          <text:p text:style-name="P1"><text:span text:style-name="T1">2</text:span></text:p>
          <draw:enhanced-geometry svg:viewBox="0 0 21600 21600" draw:type="rectangle" draw:enhanced-path="M 0 0 L 21600 0 21600 21600 0 21600 0 0 Z N"/>
        </draw:custom-shape>
        <draw:custom-shape draw:style-name="gr3" draw:text-style-name="P2" draw:layer="layout" svg:width="0.635cm" svg:height="0.635cm" svg:x="5.715cm" svg:y="1.2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6.985cm" svg:y="1.27cm">
          <text:p text:style-name="P1"><text:span text:style-name="T1">1</text:span></text:p>
          <draw:enhanced-geometry svg:viewBox="0 0 21600 21600" draw:type="rectangle" draw:enhanced-path="M 0 0 L 21600 0 21600 21600 0 21600 0 0 Z N"/>
        </draw:custom-shape>
        <draw:custom-shape draw:style-name="gr2" draw:text-style-name="P1" xml:id="id2" draw:id="id2" draw:layer="layout" svg:width="0.635cm" svg:height="0.635cm" svg:x="3.81cm" svg:y="1.905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0.635cm" svg:height="0.635cm" svg:x="5.08cm" svg:y="1.905cm">
          <text:p text:style-name="P1"><text:span text:style-name="T1">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3.81cm" svg:y="2.54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5.08cm" svg:y="2.54cm">
          <text:p text:style-name="P1"><text:span text:style-name="T1">1</text:span></text:p>
          <draw:enhanced-geometry svg:viewBox="0 0 21600 21600" draw:type="rectangle" draw:enhanced-path="M 0 0 L 21600 0 21600 21600 0 21600 0 0 Z N"/>
        </draw:custom-shape>
        <draw:custom-shape draw:style-name="gr4" draw:text-style-name="P1" xml:id="id1" draw:id="id1" draw:layer="layout" svg:width="0.635cm" svg:height="0.635cm" svg:x="4.44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4.445cm" svg:y="1.27cm">
          <text:p text:style-name="P1"><text:span text:style-name="T1">2</text:span></text:p>
          <draw:enhanced-geometry svg:viewBox="0 0 21600 21600" draw:type="rectangle" draw:enhanced-path="M 0 0 L 21600 0 21600 21600 0 21600 0 0 Z N"/>
        </draw:custom-shape>
        <draw:connector draw:style-name="gr5" draw:text-style-name="P3" draw:layer="layout" draw:type="line" svg:x1="4.538cm" svg:y1="1.177cm" svg:x2="4.127cm" svg:y2="1.905cm" draw:start-shape="id1" draw:start-glue-point="7" draw:end-shape="id2" draw:end-glue-point="4" svg:d="m4538 1177-411 728">
          <text:p/>
        </draw:connector>
        <draw:connector draw:style-name="gr5" draw:text-style-name="P3" draw:layer="layout" draw:type="line" svg:x1="4.987cm" svg:y1="1.177cm" svg:x2="5.397cm" svg:y2="1.905cm" draw:start-shape="id1" draw:start-glue-point="9" draw:end-shape="id3" draw:end-glue-point="4" svg:d="m4987 1177 410 728">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255cm" fo:page-height="3.17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draw:fill="none" draw:textarea-horizontal-align="justify" draw:textarea-vertical-align="middle" draw:auto-grow-height="false"/>
    </style:style>
    <style:style style:name="gr4"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1cm" draw:marker-start-width="0.276cm" draw:marker-end="Arrowheads_20_1" draw:marker-end-width="0.376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89cm" svg:height="1.905cm" svg:x="0cm" svg:y="0cm">
          <text:p/>
          <draw:enhanced-geometry svg:viewBox="0 0 21600 21600" draw:type="rectangle" draw:enhanced-path="M 0 0 L 21600 0 21600 21600 0 21600 0 0 Z N"/>
        </draw:custom-shape>
        <draw:custom-shape draw:style-name="gr2" draw:text-style-name="P2" draw:layer="layout" svg:width="0.635cm" svg:height="0.635cm" svg:x="0.635cm" svg:y="0.635cm">
          <text:p text:style-name="P1"><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1.905cm" svg:y="0.635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3.175cm" svg:y="0.635cm">
          <text:p text:style-name="P1"><text:span text:style-name="T1">_</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5" draw:id="id5" draw:layer="layout" svg:width="0.635cm" svg:height="0.635cm" svg:x="6.35cm" svg:y="1.90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6" draw:id="id6" draw:layer="layout" svg:width="0.635cm" svg:height="0.635cm" svg:x="7.62cm" svg:y="1.905cm">
          <text:p text:style-name="P1"><text:span text:style-name="T1">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0.635cm" svg:y="1.27cm">
          <text:p text:style-name="P1"><text:span text:style-name="T1">4</text:span></text:p>
          <draw:enhanced-geometry svg:viewBox="0 0 21600 21600" draw:type="rectangle" draw:enhanced-path="M 0 0 L 21600 0 21600 21600 0 21600 0 0 Z N"/>
        </draw:custom-shape>
        <draw:custom-shape draw:style-name="gr3" draw:text-style-name="P2" draw:layer="layout" svg:width="0.635cm" svg:height="0.635cm" svg:x="1.905cm" svg:y="1.2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0.635cm" svg:height="0.635cm" svg:x="3.175cm" svg:y="1.27cm">
          <text:p text:style-name="P1"><text:span text:style-name="T1">2</text:span></text:p>
          <draw:enhanced-geometry svg:viewBox="0 0 21600 21600" draw:type="rectangle" draw:enhanced-path="M 0 0 L 21600 0 21600 21600 0 21600 0 0 Z N"/>
        </draw:custom-shape>
        <draw:custom-shape draw:style-name="gr3" draw:text-style-name="P2" draw:layer="layout" svg:width="0.635cm" svg:height="0.635cm" svg:x="6.35cm" svg:y="2.54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7.62cm" svg:y="2.54cm">
          <text:p text:style-name="P1"><text:span text:style-name="T1">1</text:span></text:p>
          <draw:enhanced-geometry svg:viewBox="0 0 21600 21600" draw:type="rectangle" draw:enhanced-path="M 0 0 L 21600 0 21600 21600 0 21600 0 0 Z N"/>
        </draw:custom-shape>
        <draw:custom-shape draw:style-name="gr2" draw:text-style-name="P1" xml:id="id2" draw:id="id2" draw:layer="layout" svg:width="0.635cm" svg:height="0.635cm" svg:x="3.81cm" svg:y="1.905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0.635cm" svg:height="0.635cm" svg:x="5.08cm" svg:y="1.905cm">
          <text:p text:style-name="P1"><text:span text:style-name="T1">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3.81cm" svg:y="2.54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5.08cm" svg:y="2.54cm">
          <text:p text:style-name="P1"><text:span text:style-name="T1">1</text:span></text:p>
          <draw:enhanced-geometry svg:viewBox="0 0 21600 21600" draw:type="rectangle" draw:enhanced-path="M 0 0 L 21600 0 21600 21600 0 21600 0 0 Z N"/>
        </draw:custom-shape>
        <draw:custom-shape draw:style-name="gr4" draw:text-style-name="P1" xml:id="id1" draw:id="id1" draw:layer="layout" svg:width="0.635cm" svg:height="0.635cm" svg:x="4.44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4.445cm" svg:y="1.27cm">
          <text:p text:style-name="P1"><text:span text:style-name="T1">2</text:span></text:p>
          <draw:enhanced-geometry svg:viewBox="0 0 21600 21600" draw:type="rectangle" draw:enhanced-path="M 0 0 L 21600 0 21600 21600 0 21600 0 0 Z N"/>
        </draw:custom-shape>
        <draw:connector draw:style-name="gr5" draw:text-style-name="P3" draw:layer="layout" draw:type="line" svg:x1="4.538cm" svg:y1="1.177cm" svg:x2="4.127cm" svg:y2="1.905cm" draw:start-shape="id1" draw:start-glue-point="7" draw:end-shape="id2" draw:end-glue-point="4" svg:d="m4538 1177-411 728">
          <text:p/>
        </draw:connector>
        <draw:connector draw:style-name="gr5" draw:text-style-name="P3" draw:layer="layout" draw:type="line" svg:x1="4.987cm" svg:y1="1.177cm" svg:x2="5.397cm" svg:y2="1.905cm" draw:start-shape="id1" draw:start-glue-point="9" draw:end-shape="id3" draw:end-glue-point="4" svg:d="m4987 1177 410 728">
          <text:p/>
        </draw:connector>
        <draw:custom-shape draw:style-name="gr4" draw:text-style-name="P1" xml:id="id4" draw:id="id4" draw:layer="layout" svg:width="0.635cm" svg:height="0.635cm" svg:x="6.98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7.078cm" svg:y1="1.177cm" svg:x2="6.667cm" svg:y2="1.905cm" draw:start-shape="id4" draw:start-glue-point="7" draw:end-shape="id5" draw:end-glue-point="4" svg:d="m7078 1177-411 728">
          <text:p/>
        </draw:connector>
        <draw:connector draw:style-name="gr5" draw:text-style-name="P3" draw:layer="layout" draw:type="line" svg:x1="7.527cm" svg:y1="1.177cm" svg:x2="7.937cm" svg:y2="1.905cm" draw:start-shape="id4" draw:start-glue-point="9" draw:end-shape="id6" draw:end-glue-point="4" svg:d="m7527 1177 410 728">
          <text:p/>
        </draw:connector>
        <draw:custom-shape draw:style-name="gr3" draw:text-style-name="P2" draw:layer="layout" svg:width="0.635cm" svg:height="0.635cm" svg:x="6.985cm" svg:y="1.27cm">
          <text:p text:style-name="P1"><text:span text:style-name="T1">2</text:span></text:p>
          <draw:enhanced-geometry svg:viewBox="0 0 21600 21600" draw:type="rectangle" draw:enhanced-path="M 0 0 L 21600 0 21600 21600 0 21600 0 0 Z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89cm" fo:page-height="3.17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draw:fill="none" draw:textarea-horizontal-align="justify" draw:textarea-vertical-align="middle" draw:auto-grow-height="false"/>
    </style:style>
    <style:style style:name="gr4"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1cm" draw:marker-start-width="0.276cm" draw:marker-end="Arrowheads_20_1" draw:marker-end-width="0.376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35cm" svg:height="1.905cm" svg:x="0cm" svg:y="0cm">
          <text:p/>
          <draw:enhanced-geometry svg:viewBox="0 0 21600 21600" draw:type="rectangle" draw:enhanced-path="M 0 0 L 21600 0 21600 21600 0 21600 0 0 Z N"/>
        </draw:custom-shape>
        <draw:custom-shape draw:style-name="gr2" draw:text-style-name="P2" draw:layer="layout" svg:width="0.635cm" svg:height="0.635cm" svg:x="0.635cm" svg:y="0.635cm">
          <text:p text:style-name="P1"><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3.175cm" svg:y="0.635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0.635cm" svg:height="0.635cm" svg:x="3.81cm" svg:y="1.90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0.635cm" svg:height="0.635cm" svg:x="5.08cm" svg:y="1.905cm">
          <text:p text:style-name="P1"><text:span text:style-name="T1">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0.635cm" svg:y="1.27cm">
          <text:p text:style-name="P1"><text:span text:style-name="T1">4</text:span></text:p>
          <draw:enhanced-geometry svg:viewBox="0 0 21600 21600" draw:type="rectangle" draw:enhanced-path="M 0 0 L 21600 0 21600 21600 0 21600 0 0 Z N"/>
        </draw:custom-shape>
        <draw:custom-shape draw:style-name="gr3" draw:text-style-name="P2" draw:layer="layout" svg:width="0.635cm" svg:height="0.635cm" svg:x="3.175cm" svg:y="1.2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0.635cm" svg:height="0.635cm" svg:x="3.81cm" svg:y="2.54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5.08cm" svg:y="2.54cm">
          <text:p text:style-name="P1"><text:span text:style-name="T1">1</text:span></text:p>
          <draw:enhanced-geometry svg:viewBox="0 0 21600 21600" draw:type="rectangle" draw:enhanced-path="M 0 0 L 21600 0 21600 21600 0 21600 0 0 Z N"/>
        </draw:custom-shape>
        <draw:custom-shape draw:style-name="gr4" draw:text-style-name="P1" xml:id="id1" draw:id="id1" draw:layer="layout" svg:width="0.635cm" svg:height="0.635cm" svg:x="4.44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4.538cm" svg:y1="1.177cm" svg:x2="4.127cm" svg:y2="1.905cm" draw:start-shape="id1" draw:start-glue-point="7" draw:end-shape="id2" draw:end-glue-point="4" svg:d="m4538 1177-411 728">
          <text:p/>
        </draw:connector>
        <draw:connector draw:style-name="gr5" draw:text-style-name="P3" draw:layer="layout" draw:type="line" svg:x1="4.987cm" svg:y1="1.177cm" svg:x2="5.397cm" svg:y2="1.905cm" draw:start-shape="id1" draw:start-glue-point="9" draw:end-shape="id3" draw:end-glue-point="4" svg:d="m4987 1177 410 728">
          <text:p/>
        </draw:connector>
        <draw:custom-shape draw:style-name="gr3" draw:text-style-name="P2" draw:layer="layout" svg:width="0.635cm" svg:height="0.635cm" svg:x="4.445cm" svg:y="1.27cm">
          <text:p text:style-name="P1"><text:span text:style-name="T1">2</text:span></text:p>
          <draw:enhanced-geometry svg:viewBox="0 0 21600 21600" draw:type="rectangle" draw:enhanced-path="M 0 0 L 21600 0 21600 21600 0 21600 0 0 Z N"/>
        </draw:custom-shape>
        <draw:custom-shape draw:style-name="gr2" draw:text-style-name="P1" xml:id="id8" draw:id="id8" draw:layer="layout" svg:width="0.635cm" svg:height="0.635cm" svg:x="1.27cm" svg:y="1.905cm">
          <text:p text:style-name="P1"><text:span text:style-name="T1">_</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1.27cm" svg:y="2.54cm">
          <text:p text:style-name="P1"><text:span text:style-name="T1">2</text:span></text:p>
          <draw:enhanced-geometry svg:viewBox="0 0 21600 21600" draw:type="rectangle" draw:enhanced-path="M 0 0 L 21600 0 21600 21600 0 21600 0 0 Z N"/>
        </draw:custom-shape>
        <draw:custom-shape draw:style-name="gr2" draw:text-style-name="P1" xml:id="id5" draw:id="id5" draw:layer="layout" svg:width="0.635cm" svg:height="0.635cm" svg:x="1.905cm" svg:y="3.175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6" draw:id="id6" draw:layer="layout" svg:width="0.635cm" svg:height="0.635cm" svg:x="3.175cm" svg:y="3.175cm">
          <text:p text:style-name="P1"><text:span text:style-name="T1">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1.905cm" svg:y="3.81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3.175cm" svg:y="3.81cm">
          <text:p text:style-name="P1"><text:span text:style-name="T1">1</text:span></text:p>
          <draw:enhanced-geometry svg:viewBox="0 0 21600 21600" draw:type="rectangle" draw:enhanced-path="M 0 0 L 21600 0 21600 21600 0 21600 0 0 Z N"/>
        </draw:custom-shape>
        <draw:custom-shape draw:style-name="gr4" draw:text-style-name="P1" xml:id="id4" draw:id="id4" draw:layer="layout" svg:width="0.635cm" svg:height="0.635cm" svg:x="2.54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2.54cm" svg:y="2.54cm">
          <text:p text:style-name="P1"><text:span text:style-name="T1">2</text:span></text:p>
          <draw:enhanced-geometry svg:viewBox="0 0 21600 21600" draw:type="rectangle" draw:enhanced-path="M 0 0 L 21600 0 21600 21600 0 21600 0 0 Z N"/>
        </draw:custom-shape>
        <draw:connector draw:style-name="gr5" draw:text-style-name="P3" draw:layer="layout" draw:type="line" svg:x1="2.633cm" svg:y1="2.447cm" svg:x2="2.222cm" svg:y2="3.175cm" draw:start-shape="id4" draw:start-glue-point="7" draw:end-shape="id5" draw:end-glue-point="4" svg:d="m2633 2447-411 728">
          <text:p/>
        </draw:connector>
        <draw:connector draw:style-name="gr5" draw:text-style-name="P3" draw:layer="layout" draw:type="line" svg:x1="3.082cm" svg:y1="2.447cm" svg:x2="3.492cm" svg:y2="3.175cm" draw:start-shape="id4" draw:start-glue-point="9" draw:end-shape="id6" draw:end-glue-point="4" svg:d="m3082 2447 410 728">
          <text:p/>
        </draw:connector>
        <draw:custom-shape draw:style-name="gr4" draw:text-style-name="P1" xml:id="id7" draw:id="id7" draw:layer="layout" svg:width="0.635cm" svg:height="0.635cm" svg:x="1.90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1.998cm" svg:y1="1.177cm" svg:x2="1.587cm" svg:y2="1.905cm" draw:start-shape="id7" draw:start-glue-point="7" draw:end-shape="id8" draw:end-glue-point="4" svg:d="m1998 1177-411 728">
          <text:p/>
        </draw:connector>
        <draw:connector draw:style-name="gr5" draw:text-style-name="P3" draw:layer="layout" draw:type="line" svg:x1="2.447cm" svg:y1="1.177cm" svg:x2="2.857cm" svg:y2="1.905cm" draw:start-shape="id7" draw:start-glue-point="9" draw:end-shape="id4" draw:end-glue-point="4" svg:d="m2447 1177 410 728">
          <text:p/>
        </draw:connector>
        <draw:custom-shape draw:style-name="gr3" draw:text-style-name="P2" draw:layer="layout" svg:width="0.635cm" svg:height="0.635cm" svg:x="1.905cm" svg:y="1.27cm">
          <text:p text:style-name="P1"><text:span text:style-name="T1">4</text:span></text:p>
          <draw:enhanced-geometry svg:viewBox="0 0 21600 21600" draw:type="rectangle"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35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draw:fill="none" draw:textarea-horizontal-align="justify" draw:textarea-vertical-align="middle" draw:auto-grow-height="false"/>
    </style:style>
    <style:style style:name="gr4"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1cm" draw:marker-start-width="0.276cm" draw:marker-end="Arrowheads_20_1" draw:marker-end-width="0.376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35cm" svg:height="1.905cm" svg:x="0cm" svg:y="0cm">
          <text:p/>
          <draw:enhanced-geometry svg:viewBox="0 0 21600 21600" draw:type="rectangle" draw:enhanced-path="M 0 0 L 21600 0 21600 21600 0 21600 0 0 Z N"/>
        </draw:custom-shape>
        <draw:custom-shape draw:style-name="gr2" draw:text-style-name="P2" draw:layer="layout" svg:width="0.635cm" svg:height="0.635cm" svg:x="2.54cm" svg:y="0.635cm">
          <text:p text:style-name="P1"><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2.54cm" svg:y="1.27cm">
          <text:p text:style-name="P1"><text:span text:style-name="T1">4</text:span></text:p>
          <draw:enhanced-geometry svg:viewBox="0 0 21600 21600" draw:type="rectangle" draw:enhanced-path="M 0 0 L 21600 0 21600 21600 0 21600 0 0 Z N"/>
        </draw:custom-shape>
        <draw:custom-shape draw:style-name="gr2" draw:text-style-name="P1" xml:id="id5" draw:id="id5" draw:layer="layout" svg:width="0.635cm" svg:height="0.635cm" svg:x="3.175cm" svg:y="1.905cm">
          <text:p text:style-name="P1"><text:span text:style-name="T1">_</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3.175cm" svg:y="2.54cm">
          <text:p text:style-name="P1"><text:span text:style-name="T1">2</text:span></text:p>
          <draw:enhanced-geometry svg:viewBox="0 0 21600 21600" draw:type="rectangle" draw:enhanced-path="M 0 0 L 21600 0 21600 21600 0 21600 0 0 Z N"/>
        </draw:custom-shape>
        <draw:custom-shape draw:style-name="gr2" draw:text-style-name="P1" xml:id="id2" draw:id="id2" draw:layer="layout" svg:width="0.635cm" svg:height="0.635cm" svg:x="3.81cm" svg:y="3.175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0.635cm" svg:height="0.635cm" svg:x="5.08cm" svg:y="3.175cm">
          <text:p text:style-name="P1"><text:span text:style-name="T1">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3.81cm" svg:y="3.81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5.08cm" svg:y="3.81cm">
          <text:p text:style-name="P1"><text:span text:style-name="T1">1</text:span></text:p>
          <draw:enhanced-geometry svg:viewBox="0 0 21600 21600" draw:type="rectangle" draw:enhanced-path="M 0 0 L 21600 0 21600 21600 0 21600 0 0 Z N"/>
        </draw:custom-shape>
        <draw:custom-shape draw:style-name="gr4" draw:text-style-name="P1" xml:id="id1" draw:id="id1" draw:layer="layout" svg:width="0.635cm" svg:height="0.635cm" svg:x="4.44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4.445cm" svg:y="2.54cm">
          <text:p text:style-name="P1"><text:span text:style-name="T1">2</text:span></text:p>
          <draw:enhanced-geometry svg:viewBox="0 0 21600 21600" draw:type="rectangle" draw:enhanced-path="M 0 0 L 21600 0 21600 21600 0 21600 0 0 Z N"/>
        </draw:custom-shape>
        <draw:connector draw:style-name="gr5" draw:text-style-name="P3" draw:layer="layout" draw:type="line" svg:x1="4.538cm" svg:y1="2.447cm" svg:x2="4.127cm" svg:y2="3.175cm" draw:start-shape="id1" draw:start-glue-point="7" draw:end-shape="id2" draw:end-glue-point="4" svg:d="m4538 2447-411 728">
          <text:p/>
        </draw:connector>
        <draw:connector draw:style-name="gr5" draw:text-style-name="P3" draw:layer="layout" draw:type="line" svg:x1="4.987cm" svg:y1="2.447cm" svg:x2="5.397cm" svg:y2="3.175cm" draw:start-shape="id1" draw:start-glue-point="9" draw:end-shape="id3" draw:end-glue-point="4" svg:d="m4987 2447 410 728">
          <text:p/>
        </draw:connector>
        <draw:custom-shape draw:style-name="gr4" draw:text-style-name="P1" xml:id="id4" draw:id="id4" draw:layer="layout" svg:width="0.635cm" svg:height="0.635cm" svg:x="3.81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3.903cm" svg:y1="1.177cm" svg:x2="3.492cm" svg:y2="1.905cm" draw:start-shape="id4" draw:start-glue-point="7" draw:end-shape="id5" draw:end-glue-point="4" svg:d="m3903 1177-411 728">
          <text:p/>
        </draw:connector>
        <draw:connector draw:style-name="gr5" draw:text-style-name="P3" draw:layer="layout" draw:type="line" svg:x1="4.352cm" svg:y1="1.177cm" svg:x2="4.762cm" svg:y2="1.905cm" draw:start-shape="id4" draw:start-glue-point="9" draw:end-shape="id1" draw:end-glue-point="4" svg:d="m4352 1177 410 728">
          <text:p/>
        </draw:connector>
        <draw:custom-shape draw:style-name="gr3" draw:text-style-name="P2" draw:layer="layout" svg:width="0.635cm" svg:height="0.635cm" svg:x="3.81cm" svg:y="1.27cm">
          <text:p text:style-name="P1"><text:span text:style-name="T1">4</text:span></text:p>
          <draw:enhanced-geometry svg:viewBox="0 0 21600 21600" draw:type="rectangle" draw:enhanced-path="M 0 0 L 21600 0 21600 21600 0 21600 0 0 Z N"/>
        </draw:custom-shape>
        <draw:custom-shape draw:style-name="gr2" draw:text-style-name="P1" xml:id="id10" draw:id="id10" draw:layer="layout" svg:width="0.635cm" svg:height="0.635cm" svg:x="0.635cm" svg:y="1.905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7" draw:id="id7" draw:layer="layout" svg:width="0.635cm" svg:height="0.635cm" svg:x="1.27cm" svg:y="3.17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8" draw:id="id8" draw:layer="layout" svg:width="0.635cm" svg:height="0.635cm" svg:x="2.54cm" svg:y="3.175cm">
          <text:p text:style-name="P1"><text:span text:style-name="T1">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0.635cm" svg:y="2.54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0.635cm" svg:height="0.635cm" svg:x="1.27cm" svg:y="3.81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2.54cm" svg:y="3.81cm">
          <text:p text:style-name="P1"><text:span text:style-name="T1">1</text:span></text:p>
          <draw:enhanced-geometry svg:viewBox="0 0 21600 21600" draw:type="rectangle" draw:enhanced-path="M 0 0 L 21600 0 21600 21600 0 21600 0 0 Z N"/>
        </draw:custom-shape>
        <draw:custom-shape draw:style-name="gr4" draw:text-style-name="P1" xml:id="id6" draw:id="id6" draw:layer="layout" svg:width="0.635cm" svg:height="0.635cm" svg:x="1.90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1.998cm" svg:y1="2.447cm" svg:x2="1.587cm" svg:y2="3.175cm" draw:start-shape="id6" draw:start-glue-point="7" draw:end-shape="id7" draw:end-glue-point="4" svg:d="m1998 2447-411 728">
          <text:p/>
        </draw:connector>
        <draw:connector draw:style-name="gr5" draw:text-style-name="P3" draw:layer="layout" draw:type="line" svg:x1="2.447cm" svg:y1="2.447cm" svg:x2="2.857cm" svg:y2="3.175cm" draw:start-shape="id6" draw:start-glue-point="9" draw:end-shape="id8" draw:end-glue-point="4" svg:d="m2447 2447 410 728">
          <text:p/>
        </draw:connector>
        <draw:custom-shape draw:style-name="gr3" draw:text-style-name="P2" draw:layer="layout" svg:width="0.635cm" svg:height="0.635cm" svg:x="1.905cm" svg:y="2.54cm">
          <text:p text:style-name="P1"><text:span text:style-name="T1">2</text:span></text:p>
          <draw:enhanced-geometry svg:viewBox="0 0 21600 21600" draw:type="rectangle" draw:enhanced-path="M 0 0 L 21600 0 21600 21600 0 21600 0 0 Z N"/>
        </draw:custom-shape>
        <draw:custom-shape draw:style-name="gr4" draw:text-style-name="P1" xml:id="id9" draw:id="id9" draw:layer="layout" svg:width="0.635cm" svg:height="0.635cm" svg:x="1.27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1.27cm" svg:y="1.27cm">
          <text:p text:style-name="P1"><text:span text:style-name="T1">5</text:span></text:p>
          <draw:enhanced-geometry svg:viewBox="0 0 21600 21600" draw:type="rectangle" draw:enhanced-path="M 0 0 L 21600 0 21600 21600 0 21600 0 0 Z N"/>
        </draw:custom-shape>
        <draw:connector draw:style-name="gr5" draw:text-style-name="P3" draw:layer="layout" draw:type="line" svg:x1="1.363cm" svg:y1="1.177cm" svg:x2="0.952cm" svg:y2="1.905cm" draw:start-shape="id9" draw:start-glue-point="7" draw:end-shape="id10" draw:end-glue-point="4" svg:d="m1363 1177-411 728">
          <text:p/>
        </draw:connector>
        <draw:connector draw:style-name="gr5" draw:text-style-name="P3" draw:layer="layout" draw:type="line" svg:x1="1.812cm" svg:y1="1.177cm" svg:x2="2.222cm" svg:y2="1.905cm" draw:start-shape="id9" draw:start-glue-point="9" draw:end-shape="id6" draw:end-glue-point="4" svg:d="m1812 1177 410 728">
          <text:p/>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35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draw:fill="none" draw:textarea-horizontal-align="justify" draw:textarea-vertical-align="middle" draw:auto-grow-height="false"/>
    </style:style>
    <style:style style:name="gr4"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1cm" draw:marker-start-width="0.276cm" draw:marker-end="Arrowheads_20_1" draw:marker-end-width="0.376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35cm" svg:height="1.905cm" svg:x="0cm" svg:y="0cm">
          <text:p/>
          <draw:enhanced-geometry svg:viewBox="0 0 21600 21600" draw:type="rectangle" draw:enhanced-path="M 0 0 L 21600 0 21600 21600 0 21600 0 0 Z N"/>
        </draw:custom-shape>
        <draw:custom-shape draw:style-name="gr2" draw:text-style-name="P1" xml:id="id5" draw:id="id5" draw:layer="layout" svg:width="0.635cm" svg:height="0.635cm" svg:x="3.175cm" svg:y="1.905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0.635cm" svg:height="0.635cm" svg:x="3.81cm" svg:y="3.17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0.635cm" svg:height="0.635cm" svg:x="5.08cm" svg:y="3.175cm">
          <text:p text:style-name="P1"><text:span text:style-name="T1">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3.175cm" svg:y="2.54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0.635cm" svg:height="0.635cm" svg:x="3.81cm" svg:y="3.81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5.08cm" svg:y="3.81cm">
          <text:p text:style-name="P1"><text:span text:style-name="T1">1</text:span></text:p>
          <draw:enhanced-geometry svg:viewBox="0 0 21600 21600" draw:type="rectangle" draw:enhanced-path="M 0 0 L 21600 0 21600 21600 0 21600 0 0 Z N"/>
        </draw:custom-shape>
        <draw:custom-shape draw:style-name="gr4" draw:text-style-name="P1" xml:id="id1" draw:id="id1" draw:layer="layout" svg:width="0.635cm" svg:height="0.635cm" svg:x="4.44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4.538cm" svg:y1="2.447cm" svg:x2="4.127cm" svg:y2="3.175cm" draw:start-shape="id1" draw:start-glue-point="7" draw:end-shape="id2" draw:end-glue-point="4" svg:d="m4538 2447-411 728">
          <text:p/>
        </draw:connector>
        <draw:connector draw:style-name="gr5" draw:text-style-name="P3" draw:layer="layout" draw:type="line" svg:x1="4.987cm" svg:y1="2.447cm" svg:x2="5.397cm" svg:y2="3.175cm" draw:start-shape="id1" draw:start-glue-point="9" draw:end-shape="id3" draw:end-glue-point="4" svg:d="m4987 2447 410 728">
          <text:p/>
        </draw:connector>
        <draw:custom-shape draw:style-name="gr3" draw:text-style-name="P2" draw:layer="layout" svg:width="0.635cm" svg:height="0.635cm" svg:x="4.445cm" svg:y="2.54cm">
          <text:p text:style-name="P1"><text:span text:style-name="T1">2</text:span></text:p>
          <draw:enhanced-geometry svg:viewBox="0 0 21600 21600" draw:type="rectangle" draw:enhanced-path="M 0 0 L 21600 0 21600 21600 0 21600 0 0 Z N"/>
        </draw:custom-shape>
        <draw:custom-shape draw:style-name="gr4" draw:text-style-name="P1" xml:id="id4" draw:id="id4" draw:layer="layout" svg:width="0.635cm" svg:height="0.635cm" svg:x="3.81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3.81cm" svg:y="1.27cm">
          <text:p text:style-name="P1"><text:span text:style-name="T1">5</text:span></text:p>
          <draw:enhanced-geometry svg:viewBox="0 0 21600 21600" draw:type="rectangle" draw:enhanced-path="M 0 0 L 21600 0 21600 21600 0 21600 0 0 Z N"/>
        </draw:custom-shape>
        <draw:connector draw:style-name="gr5" draw:text-style-name="P3" draw:layer="layout" draw:type="line" svg:x1="3.903cm" svg:y1="1.177cm" svg:x2="3.492cm" svg:y2="1.905cm" draw:start-shape="id4" draw:start-glue-point="7" draw:end-shape="id5" draw:end-glue-point="4" svg:d="m3903 1177-411 728">
          <text:p/>
        </draw:connector>
        <draw:connector draw:style-name="gr5" draw:text-style-name="P3" draw:layer="layout" draw:type="line" svg:x1="4.352cm" svg:y1="1.177cm" svg:x2="4.762cm" svg:y2="1.905cm" draw:start-shape="id4" draw:start-glue-point="9" draw:end-shape="id1" draw:end-glue-point="4" svg:d="m4352 1177 410 728">
          <text:p/>
        </draw:connector>
        <draw:custom-shape draw:style-name="gr2" draw:text-style-name="P2" xml:id="id12" draw:id="id12" draw:layer="layout" svg:width="0.635cm" svg:height="0.635cm" svg:x="0.635cm" svg:y="1.905cm">
          <text:p text:style-name="P1"><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0.635cm" svg:y="2.54cm">
          <text:p text:style-name="P1"><text:span text:style-name="T1">4</text:span></text:p>
          <draw:enhanced-geometry svg:viewBox="0 0 21600 21600" draw:type="rectangle" draw:enhanced-path="M 0 0 L 21600 0 21600 21600 0 21600 0 0 Z N"/>
        </draw:custom-shape>
        <draw:custom-shape draw:style-name="gr2" draw:text-style-name="P1" xml:id="id10" draw:id="id10" draw:layer="layout" svg:width="0.635cm" svg:height="0.635cm" svg:x="1.27cm" svg:y="3.175cm">
          <text:p text:style-name="P1"><text:span text:style-name="T1">_</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1.27cm" svg:y="3.81cm">
          <text:p text:style-name="P1"><text:span text:style-name="T1">2</text:span></text:p>
          <draw:enhanced-geometry svg:viewBox="0 0 21600 21600" draw:type="rectangle" draw:enhanced-path="M 0 0 L 21600 0 21600 21600 0 21600 0 0 Z N"/>
        </draw:custom-shape>
        <draw:custom-shape draw:style-name="gr2" draw:text-style-name="P1" xml:id="id7" draw:id="id7" draw:layer="layout" svg:width="0.635cm" svg:height="0.635cm" svg:x="1.905cm" svg:y="4.445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8" draw:id="id8" draw:layer="layout" svg:width="0.635cm" svg:height="0.635cm" svg:x="3.175cm" svg:y="4.445cm">
          <text:p text:style-name="P1"><text:span text:style-name="T1">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1.905cm" svg:y="5.08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3.175cm" svg:y="5.08cm">
          <text:p text:style-name="P1"><text:span text:style-name="T1">1</text:span></text:p>
          <draw:enhanced-geometry svg:viewBox="0 0 21600 21600" draw:type="rectangle" draw:enhanced-path="M 0 0 L 21600 0 21600 21600 0 21600 0 0 Z N"/>
        </draw:custom-shape>
        <draw:custom-shape draw:style-name="gr4" draw:text-style-name="P1" xml:id="id6" draw:id="id6" draw:layer="layout" svg:width="0.635cm" svg:height="0.635cm" svg:x="2.54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2.54cm" svg:y="3.81cm">
          <text:p text:style-name="P1"><text:span text:style-name="T1">2</text:span></text:p>
          <draw:enhanced-geometry svg:viewBox="0 0 21600 21600" draw:type="rectangle" draw:enhanced-path="M 0 0 L 21600 0 21600 21600 0 21600 0 0 Z N"/>
        </draw:custom-shape>
        <draw:connector draw:style-name="gr5" draw:text-style-name="P3" draw:layer="layout" draw:type="line" svg:x1="2.633cm" svg:y1="3.717cm" svg:x2="2.222cm" svg:y2="4.445cm" draw:start-shape="id6" draw:start-glue-point="7" draw:end-shape="id7" draw:end-glue-point="4" svg:d="m2633 3717-411 728">
          <text:p/>
        </draw:connector>
        <draw:connector draw:style-name="gr5" draw:text-style-name="P3" draw:layer="layout" draw:type="line" svg:x1="3.082cm" svg:y1="3.717cm" svg:x2="3.492cm" svg:y2="4.445cm" draw:start-shape="id6" draw:start-glue-point="9" draw:end-shape="id8" draw:end-glue-point="4" svg:d="m3082 3717 410 728">
          <text:p/>
        </draw:connector>
        <draw:custom-shape draw:style-name="gr4" draw:text-style-name="P1" xml:id="id9" draw:id="id9" draw:layer="layout" svg:width="0.635cm" svg:height="0.635cm" svg:x="1.90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1.998cm" svg:y1="2.447cm" svg:x2="1.587cm" svg:y2="3.175cm" draw:start-shape="id9" draw:start-glue-point="7" draw:end-shape="id10" draw:end-glue-point="4" svg:d="m1998 2447-411 728">
          <text:p/>
        </draw:connector>
        <draw:connector draw:style-name="gr5" draw:text-style-name="P3" draw:layer="layout" draw:type="line" svg:x1="2.447cm" svg:y1="2.447cm" svg:x2="2.857cm" svg:y2="3.175cm" draw:start-shape="id9" draw:start-glue-point="9" draw:end-shape="id6" draw:end-glue-point="4" svg:d="m2447 2447 410 728">
          <text:p/>
        </draw:connector>
        <draw:custom-shape draw:style-name="gr3" draw:text-style-name="P2" draw:layer="layout" svg:width="0.635cm" svg:height="0.635cm" svg:x="1.905cm" svg:y="2.54cm">
          <text:p text:style-name="P1"><text:span text:style-name="T1">4</text:span></text:p>
          <draw:enhanced-geometry svg:viewBox="0 0 21600 21600" draw:type="rectangle" draw:enhanced-path="M 0 0 L 21600 0 21600 21600 0 21600 0 0 Z N"/>
        </draw:custom-shape>
        <draw:custom-shape draw:style-name="gr3" draw:text-style-name="P2" draw:layer="layout" svg:width="0.635cm" svg:height="0.635cm" svg:x="1.27cm" svg:y="1.27cm">
          <text:p text:style-name="P1"><text:span text:style-name="T1">8</text:span></text:p>
          <draw:enhanced-geometry svg:viewBox="0 0 21600 21600" draw:type="rectangle" draw:enhanced-path="M 0 0 L 21600 0 21600 21600 0 21600 0 0 Z N"/>
        </draw:custom-shape>
        <draw:custom-shape draw:style-name="gr4" draw:text-style-name="P1" xml:id="id11" draw:id="id11" draw:layer="layout" svg:width="0.635cm" svg:height="0.635cm" svg:x="1.27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1.363cm" svg:y1="1.177cm" svg:x2="0.952cm" svg:y2="1.905cm" draw:start-shape="id11" draw:start-glue-point="7" draw:end-shape="id12" draw:end-glue-point="4" svg:d="m1363 1177-411 728">
          <text:p/>
        </draw:connector>
        <draw:connector draw:style-name="gr5" draw:text-style-name="P3" draw:layer="layout" draw:type="line" svg:x1="1.812cm" svg:y1="1.177cm" svg:x2="2.222cm" svg:y2="1.905cm" draw:start-shape="id11" draw:start-glue-point="9" draw:end-shape="id9" draw:end-glue-point="4" svg:d="m1812 1177 410 728">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35cm" fo:page-height="5.71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draw:fill="none" draw:textarea-horizontal-align="justify" draw:textarea-vertical-align="middle" draw:auto-grow-height="false"/>
    </style:style>
    <style:style style:name="gr4"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1cm" draw:marker-start-width="0.276cm" draw:marker-end="Arrowheads_20_1" draw:marker-end-width="0.376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35cm" svg:height="1.905cm" svg:x="0cm" svg:y="0cm">
          <text:p/>
          <draw:enhanced-geometry svg:viewBox="0 0 21600 21600" draw:type="rectangle" draw:enhanced-path="M 0 0 L 21600 0 21600 21600 0 21600 0 0 Z N"/>
        </draw:custom-shape>
        <draw:custom-shape draw:style-name="gr2" draw:text-style-name="P1" xml:id="id5" draw:id="id5" draw:layer="layout" svg:width="0.635cm" svg:height="0.635cm" svg:x="3.175cm" svg:y="3.175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0.635cm" svg:height="0.635cm" svg:x="3.81cm" svg:y="4.44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0.635cm" svg:height="0.635cm" svg:x="5.08cm" svg:y="4.445cm">
          <text:p text:style-name="P1"><text:span text:style-name="T1">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3.175cm" svg:y="3.81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0.635cm" svg:height="0.635cm" svg:x="3.81cm" svg:y="5.08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5.08cm" svg:y="5.08cm">
          <text:p text:style-name="P1"><text:span text:style-name="T1">1</text:span></text:p>
          <draw:enhanced-geometry svg:viewBox="0 0 21600 21600" draw:type="rectangle" draw:enhanced-path="M 0 0 L 21600 0 21600 21600 0 21600 0 0 Z N"/>
        </draw:custom-shape>
        <draw:custom-shape draw:style-name="gr4" draw:text-style-name="P1" xml:id="id1" draw:id="id1" draw:layer="layout" svg:width="0.635cm" svg:height="0.635cm" svg:x="4.44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4.538cm" svg:y1="3.717cm" svg:x2="4.127cm" svg:y2="4.445cm" draw:start-shape="id1" draw:start-glue-point="7" draw:end-shape="id2" draw:end-glue-point="4" svg:d="m4538 3717-411 728">
          <text:p/>
        </draw:connector>
        <draw:connector draw:style-name="gr5" draw:text-style-name="P3" draw:layer="layout" draw:type="line" svg:x1="4.987cm" svg:y1="3.717cm" svg:x2="5.397cm" svg:y2="4.445cm" draw:start-shape="id1" draw:start-glue-point="9" draw:end-shape="id3" draw:end-glue-point="4" svg:d="m4987 3717 410 728">
          <text:p/>
        </draw:connector>
        <draw:custom-shape draw:style-name="gr3" draw:text-style-name="P2" draw:layer="layout" svg:width="0.635cm" svg:height="0.635cm" svg:x="4.445cm" svg:y="3.81cm">
          <text:p text:style-name="P1"><text:span text:style-name="T1">2</text:span></text:p>
          <draw:enhanced-geometry svg:viewBox="0 0 21600 21600" draw:type="rectangle" draw:enhanced-path="M 0 0 L 21600 0 21600 21600 0 21600 0 0 Z N"/>
        </draw:custom-shape>
        <draw:custom-shape draw:style-name="gr4" draw:text-style-name="P1" xml:id="id4" draw:id="id4" draw:layer="layout" svg:width="0.635cm" svg:height="0.635cm" svg:x="3.81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3.81cm" svg:y="2.54cm">
          <text:p text:style-name="P1"><text:span text:style-name="T1">5</text:span></text:p>
          <draw:enhanced-geometry svg:viewBox="0 0 21600 21600" draw:type="rectangle" draw:enhanced-path="M 0 0 L 21600 0 21600 21600 0 21600 0 0 Z N"/>
        </draw:custom-shape>
        <draw:connector draw:style-name="gr5" draw:text-style-name="P3" draw:layer="layout" draw:type="line" svg:x1="3.903cm" svg:y1="2.447cm" svg:x2="3.492cm" svg:y2="3.175cm" draw:start-shape="id4" draw:start-glue-point="7" draw:end-shape="id5" draw:end-glue-point="4" svg:d="m3903 2447-411 728">
          <text:p/>
        </draw:connector>
        <draw:connector draw:style-name="gr5" draw:text-style-name="P3" draw:layer="layout" draw:type="line" svg:x1="4.352cm" svg:y1="2.447cm" svg:x2="4.762cm" svg:y2="3.175cm" draw:start-shape="id4" draw:start-glue-point="9" draw:end-shape="id1" draw:end-glue-point="4" svg:d="m4352 2447 410 728">
          <text:p/>
        </draw:connector>
        <draw:custom-shape draw:style-name="gr2" draw:text-style-name="P2" xml:id="id12" draw:id="id12" draw:layer="layout" svg:width="0.635cm" svg:height="0.635cm" svg:x="0.635cm" svg:y="3.175cm">
          <text:p text:style-name="P1"><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0.635cm" svg:y="3.81cm">
          <text:p text:style-name="P1"><text:span text:style-name="T1">4</text:span></text:p>
          <draw:enhanced-geometry svg:viewBox="0 0 21600 21600" draw:type="rectangle" draw:enhanced-path="M 0 0 L 21600 0 21600 21600 0 21600 0 0 Z N"/>
        </draw:custom-shape>
        <draw:custom-shape draw:style-name="gr2" draw:text-style-name="P1" xml:id="id10" draw:id="id10" draw:layer="layout" svg:width="0.635cm" svg:height="0.635cm" svg:x="1.27cm" svg:y="4.445cm">
          <text:p text:style-name="P1"><text:span text:style-name="T1">_</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1.27cm" svg:y="5.08cm">
          <text:p text:style-name="P1"><text:span text:style-name="T1">2</text:span></text:p>
          <draw:enhanced-geometry svg:viewBox="0 0 21600 21600" draw:type="rectangle" draw:enhanced-path="M 0 0 L 21600 0 21600 21600 0 21600 0 0 Z N"/>
        </draw:custom-shape>
        <draw:custom-shape draw:style-name="gr2" draw:text-style-name="P1" xml:id="id7" draw:id="id7" draw:layer="layout" svg:width="0.635cm" svg:height="0.635cm" svg:x="1.905cm" svg:y="5.715cm">
          <text:p text:style-name="P1"><text:span text:style-name="T1">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8" draw:id="id8" draw:layer="layout" svg:width="0.635cm" svg:height="0.635cm" svg:x="3.175cm" svg:y="5.715cm">
          <text:p text:style-name="P1"><text:span text:style-name="T1">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1.905cm" svg:y="6.35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0.635cm" svg:height="0.635cm" svg:x="3.175cm" svg:y="6.35cm">
          <text:p text:style-name="P1"><text:span text:style-name="T1">1</text:span></text:p>
          <draw:enhanced-geometry svg:viewBox="0 0 21600 21600" draw:type="rectangle" draw:enhanced-path="M 0 0 L 21600 0 21600 21600 0 21600 0 0 Z N"/>
        </draw:custom-shape>
        <draw:custom-shape draw:style-name="gr4" draw:text-style-name="P1" xml:id="id6" draw:id="id6" draw:layer="layout" svg:width="0.635cm" svg:height="0.635cm" svg:x="2.54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635cm" svg:height="0.635cm" svg:x="2.54cm" svg:y="5.08cm">
          <text:p text:style-name="P1"><text:span text:style-name="T1">2</text:span></text:p>
          <draw:enhanced-geometry svg:viewBox="0 0 21600 21600" draw:type="rectangle" draw:enhanced-path="M 0 0 L 21600 0 21600 21600 0 21600 0 0 Z N"/>
        </draw:custom-shape>
        <draw:connector draw:style-name="gr5" draw:text-style-name="P3" draw:layer="layout" draw:type="line" svg:x1="2.633cm" svg:y1="4.987cm" svg:x2="2.222cm" svg:y2="5.715cm" draw:start-shape="id6" draw:start-glue-point="7" draw:end-shape="id7" draw:end-glue-point="4" svg:d="m2633 4987-411 728">
          <text:p/>
        </draw:connector>
        <draw:connector draw:style-name="gr5" draw:text-style-name="P3" draw:layer="layout" draw:type="line" svg:x1="3.082cm" svg:y1="4.987cm" svg:x2="3.492cm" svg:y2="5.715cm" draw:start-shape="id6" draw:start-glue-point="9" draw:end-shape="id8" draw:end-glue-point="4" svg:d="m3082 4987 410 728">
          <text:p/>
        </draw:connector>
        <draw:custom-shape draw:style-name="gr4" draw:text-style-name="P1" xml:id="id9" draw:id="id9" draw:layer="layout" svg:width="0.635cm" svg:height="0.635cm" svg:x="1.90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1.998cm" svg:y1="3.717cm" svg:x2="1.587cm" svg:y2="4.445cm" draw:start-shape="id9" draw:start-glue-point="7" draw:end-shape="id10" draw:end-glue-point="4" svg:d="m1998 3717-411 728">
          <text:p/>
        </draw:connector>
        <draw:connector draw:style-name="gr5" draw:text-style-name="P3" draw:layer="layout" draw:type="line" svg:x1="2.447cm" svg:y1="3.717cm" svg:x2="2.857cm" svg:y2="4.445cm" draw:start-shape="id9" draw:start-glue-point="9" draw:end-shape="id6" draw:end-glue-point="4" svg:d="m2447 3717 410 728">
          <text:p/>
        </draw:connector>
        <draw:custom-shape draw:style-name="gr3" draw:text-style-name="P2" draw:layer="layout" svg:width="0.635cm" svg:height="0.635cm" svg:x="1.905cm" svg:y="3.81cm">
          <text:p text:style-name="P1"><text:span text:style-name="T1">4</text:span></text:p>
          <draw:enhanced-geometry svg:viewBox="0 0 21600 21600" draw:type="rectangle" draw:enhanced-path="M 0 0 L 21600 0 21600 21600 0 21600 0 0 Z N"/>
        </draw:custom-shape>
        <draw:custom-shape draw:style-name="gr3" draw:text-style-name="P2" draw:layer="layout" svg:width="0.635cm" svg:height="0.635cm" svg:x="1.27cm" svg:y="2.54cm">
          <text:p text:style-name="P1"><text:span text:style-name="T1">8</text:span></text:p>
          <draw:enhanced-geometry svg:viewBox="0 0 21600 21600" draw:type="rectangle" draw:enhanced-path="M 0 0 L 21600 0 21600 21600 0 21600 0 0 Z N"/>
        </draw:custom-shape>
        <draw:custom-shape draw:style-name="gr4" draw:text-style-name="P1" xml:id="id11" draw:id="id11" draw:layer="layout" svg:width="0.635cm" svg:height="0.635cm" svg:x="1.27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1.363cm" svg:y1="2.447cm" svg:x2="0.952cm" svg:y2="3.175cm" draw:start-shape="id11" draw:start-glue-point="7" draw:end-shape="id12" draw:end-glue-point="4" svg:d="m1363 2447-411 728">
          <text:p/>
        </draw:connector>
        <draw:connector draw:style-name="gr5" draw:text-style-name="P3" draw:layer="layout" draw:type="line" svg:x1="1.812cm" svg:y1="2.447cm" svg:x2="2.222cm" svg:y2="3.175cm" draw:start-shape="id11" draw:start-glue-point="9" draw:end-shape="id9" draw:end-glue-point="4" svg:d="m1812 2447 410 728">
          <text:p/>
        </draw:connector>
        <draw:custom-shape draw:style-name="gr4" draw:text-style-name="P1" xml:id="id13" draw:id="id13" draw:layer="layout" svg:width="0.635cm" svg:height="0.635cm" svg:x="2.54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2.633cm" svg:y1="1.177cm" svg:x2="1.587cm" svg:y2="1.905cm" draw:start-shape="id13" draw:start-glue-point="7" draw:end-shape="id11" draw:end-glue-point="4" svg:d="m2633 1177-1046 728">
          <text:p/>
        </draw:connector>
        <draw:connector draw:style-name="gr5" draw:text-style-name="P3" draw:layer="layout" draw:type="line" svg:x1="3.082cm" svg:y1="1.177cm" svg:x2="4.127cm" svg:y2="1.905cm" draw:start-shape="id13" draw:start-glue-point="9" draw:end-shape="id4" draw:end-glue-point="4" svg:d="m3082 1177 1045 728">
          <text:p/>
        </draw:connector>
        <draw:custom-shape draw:style-name="gr3" draw:text-style-name="P2" draw:layer="layout" svg:width="0.635cm" svg:height="0.635cm" svg:x="2.54cm" svg:y="1.27cm">
          <text:p text:style-name="P1"><text:span text:style-name="T1">13</text:span></text:p>
          <draw:enhanced-geometry svg:viewBox="0 0 21600 21600" draw:type="rectangle"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35cm" fo:page-height="6.98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